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tyles.xml" manifest:media-type="text/xml"/>
  <manifest:file-entry manifest:full-path="Object 10/" manifest:version="1.2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5/content.xml" manifest:media-type="text/xml"/>
  <manifest:file-entry manifest:full-path="Object 5/settings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6/content.xml" manifest:media-type="text/xml"/>
  <manifest:file-entry manifest:full-path="Object 6/settings.xml" manifest:media-type="text/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7/content.xml" manifest:media-type="text/xml"/>
  <manifest:file-entry manifest:full-path="Object 7/settings.xml" manifest:media-type="text/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Object 9/content.xml" manifest:media-type="text/xml"/>
  <manifest:file-entry manifest:full-path="Object 9/settings.xml" manifest:media-type="text/xml"/>
  <manifest:file-entry manifest:full-path="Object 9/styles.xml" manifest:media-type="text/xml"/>
  <manifest:file-entry manifest:full-path="Object 9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officeooo:paragraph-rsid="00134142"/>
    </style:style>
    <style:style style:name="P2" style:family="paragraph" style:parent-style-name="Text_20_body">
      <style:text-properties officeooo:paragraph-rsid="001081bd"/>
    </style:style>
    <style:style style:name="P3" style:family="paragraph" style:parent-style-name="Text_20_body">
      <style:text-properties fo:font-style="normal" fo:font-weight="normal" officeooo:paragraph-rsid="0030e76c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officeooo:paragraph-rsid="00176c81"/>
    </style:style>
    <style:style style:name="P5" style:family="paragraph" style:parent-style-name="Text_20_body">
      <style:text-properties officeooo:paragraph-rsid="0021e4c0"/>
    </style:style>
    <style:style style:name="P6" style:family="paragraph" style:parent-style-name="Text_20_body">
      <style:text-properties officeooo:paragraph-rsid="00279117"/>
    </style:style>
    <style:style style:name="P7" style:family="paragraph" style:parent-style-name="Text_20_body">
      <style:text-properties officeooo:paragraph-rsid="003065fe"/>
    </style:style>
    <style:style style:name="P8" style:family="paragraph" style:parent-style-name="Text_20_body">
      <style:text-properties officeooo:paragraph-rsid="00306dbc"/>
    </style:style>
    <style:style style:name="P9" style:family="paragraph" style:parent-style-name="Text_20_body">
      <style:text-properties officeooo:rsid="0013ad3a" officeooo:paragraph-rsid="0013ad3a"/>
    </style:style>
    <style:style style:name="P10" style:family="paragraph" style:parent-style-name="Text_20_body" style:list-style-name="L1">
      <style:text-properties officeooo:paragraph-rsid="0013ad3a"/>
    </style:style>
    <style:style style:name="P11" style:family="paragraph" style:parent-style-name="Text_20_body" style:list-style-name="L1">
      <style:text-properties fo:font-style="normal" officeooo:paragraph-rsid="001551b9" style:font-style-asian="normal" style:font-style-complex="normal"/>
    </style:style>
    <style:style style:name="P12" style:family="paragraph" style:parent-style-name="Text_20_body">
      <style:text-properties fo:font-style="normal" officeooo:rsid="00119a15" officeooo:paragraph-rsid="0025c7d9" style:font-style-asian="normal" style:font-style-complex="normal"/>
    </style:style>
    <style:style style:name="P13" style:family="paragraph" style:parent-style-name="Text_20_body" style:list-style-name="L3">
      <style:text-properties fo:font-style="normal" officeooo:rsid="00279117" officeooo:paragraph-rsid="00279117" style:font-style-asian="normal" style:font-style-complex="normal"/>
    </style:style>
    <style:style style:name="P14" style:family="paragraph" style:parent-style-name="Text_20_body">
      <style:text-properties fo:font-style="normal" officeooo:rsid="003065fe" officeooo:paragraph-rsid="003065fe" style:font-style-asian="normal" style:font-style-complex="normal"/>
    </style:style>
    <style:style style:name="P15" style:family="paragraph" style:parent-style-name="Text_20_body" style:list-style-name="L4">
      <style:text-properties fo:font-style="normal" fo:font-weight="normal" officeooo:paragraph-rsid="002c4e77" style:font-style-asian="normal" style:font-weight-asian="normal" style:font-style-complex="normal" style:font-weight-complex="normal"/>
    </style:style>
    <style:style style:name="P16" style:family="paragraph" style:parent-style-name="Text_20_body" style:list-style-name="L5">
      <style:text-properties fo:font-style="normal" fo:font-weight="normal" officeooo:paragraph-rsid="0032b044" style:font-style-asian="normal" style:font-weight-asian="normal" style:font-style-complex="normal" style:font-weight-complex="normal"/>
    </style:style>
    <style:style style:name="P17" style:family="paragraph" style:parent-style-name="Text_20_body" style:list-style-name="L5">
      <style:text-properties fo:font-style="normal" fo:font-weight="normal" officeooo:paragraph-rsid="003d8fb7" style:font-style-asian="normal" style:font-weight-asian="normal" style:font-style-complex="normal" style:font-weight-complex="normal"/>
    </style:style>
    <style:style style:name="P18" style:family="paragraph" style:parent-style-name="Text_20_body" style:list-style-name="L5">
      <style:text-properties fo:font-style="normal" fo:font-weight="normal" officeooo:paragraph-rsid="0040da68" style:font-style-asian="normal" style:font-weight-asian="normal" style:font-style-complex="normal" style:font-weight-complex="normal"/>
    </style:style>
    <style:style style:name="P19" style:family="paragraph" style:parent-style-name="Text_20_body" style:list-style-name="L5">
      <style:text-properties fo:font-style="normal" fo:font-weight="normal" officeooo:paragraph-rsid="0042c1cf" style:font-style-asian="normal" style:font-weight-asian="normal" style:font-style-complex="normal" style:font-weight-complex="normal"/>
    </style:style>
    <style:style style:name="P20" style:family="paragraph" style:parent-style-name="Text_20_body" style:list-style-name="L5">
      <style:text-properties fo:font-style="normal" fo:font-weight="normal" officeooo:paragraph-rsid="00543adf" style:font-style-asian="normal" style:font-weight-asian="normal" style:font-style-complex="normal" style:font-weight-complex="normal"/>
    </style:style>
    <style:style style:name="P21" style:family="paragraph" style:parent-style-name="Text_20_body" style:list-style-name="L5">
      <style:text-properties fo:font-style="normal" fo:font-weight="normal" officeooo:rsid="0032b044" officeooo:paragraph-rsid="0032b044" style:font-style-asian="normal" style:font-weight-asian="normal" style:font-style-complex="normal" style:font-weight-complex="normal"/>
    </style:style>
    <style:style style:name="P22" style:family="paragraph" style:parent-style-name="Text_20_body" style:list-style-name="L5">
      <style:text-properties fo:font-style="normal" fo:font-weight="normal" officeooo:rsid="0032b044" officeooo:paragraph-rsid="00388b69" style:font-style-asian="normal" style:font-weight-asian="normal" style:font-style-complex="normal" style:font-weight-complex="normal"/>
    </style:style>
    <style:style style:name="P23" style:family="paragraph" style:parent-style-name="Text_20_body" style:list-style-name="L5">
      <style:text-properties fo:font-style="normal" fo:font-weight="normal" officeooo:rsid="0032b044" officeooo:paragraph-rsid="00543adf" style:font-style-asian="normal" style:font-weight-asian="normal" style:font-style-complex="normal" style:font-weight-complex="normal"/>
    </style:style>
    <style:style style:name="P24" style:family="paragraph" style:parent-style-name="Text_20_body" style:list-style-name="L5">
      <style:text-properties fo:font-style="normal" fo:font-weight="normal" officeooo:rsid="00306dbc" officeooo:paragraph-rsid="003f29b3" style:font-style-asian="normal" style:font-weight-asian="normal" style:font-style-complex="normal" style:font-weight-complex="normal"/>
    </style:style>
    <style:style style:name="P25" style:family="paragraph" style:parent-style-name="Text_20_body" style:list-style-name="L5">
      <style:text-properties fo:font-style="normal" fo:font-weight="normal" officeooo:rsid="00306dbc" officeooo:paragraph-rsid="004544b5" style:font-style-asian="normal" style:font-weight-asian="normal" style:font-style-complex="normal" style:font-weight-complex="normal"/>
    </style:style>
    <style:style style:name="P26" style:family="paragraph" style:parent-style-name="Text_20_body" style:list-style-name="L5">
      <style:text-properties fo:font-style="normal" fo:font-weight="normal" officeooo:rsid="00306dbc" officeooo:paragraph-rsid="005ba4ce" style:font-style-asian="normal" style:font-weight-asian="normal" style:font-style-complex="normal" style:font-weight-complex="normal"/>
    </style:style>
    <style:style style:name="P27" style:family="paragraph" style:parent-style-name="Text_20_body" style:list-style-name="L5">
      <style:text-properties fo:font-style="normal" fo:font-weight="normal" officeooo:rsid="00306dbc" officeooo:paragraph-rsid="005c84d1" style:font-style-asian="normal" style:font-weight-asian="normal" style:font-style-complex="normal" style:font-weight-complex="normal"/>
    </style:style>
    <style:style style:name="P28" style:family="paragraph" style:parent-style-name="Text_20_body" style:list-style-name="L5">
      <style:text-properties fo:font-style="normal" fo:font-weight="normal" officeooo:rsid="00306dbc" officeooo:paragraph-rsid="005d599c" style:font-style-asian="normal" style:font-weight-asian="normal" style:font-style-complex="normal" style:font-weight-complex="normal"/>
    </style:style>
    <style:style style:name="P29" style:family="paragraph" style:parent-style-name="Text_20_body" style:list-style-name="L5">
      <style:text-properties fo:font-style="normal" fo:font-weight="normal" officeooo:rsid="00306dbc" officeooo:paragraph-rsid="005e9733" style:font-style-asian="normal" style:font-weight-asian="normal" style:font-style-complex="normal" style:font-weight-complex="normal"/>
    </style:style>
    <style:style style:name="P30" style:family="paragraph" style:parent-style-name="Text_20_body" style:list-style-name="L5">
      <style:text-properties fo:font-style="normal" fo:font-weight="normal" officeooo:rsid="00306dbc" officeooo:paragraph-rsid="005f3b3b" style:font-style-asian="normal" style:font-weight-asian="normal" style:font-style-complex="normal" style:font-weight-complex="normal"/>
    </style:style>
    <style:style style:name="P31" style:family="paragraph" style:parent-style-name="Text_20_body" style:list-style-name="L5">
      <style:text-properties fo:font-style="normal" fo:font-weight="normal" officeooo:rsid="00306dbc" officeooo:paragraph-rsid="0060b660" style:font-style-asian="normal" style:font-weight-asian="normal" style:font-style-complex="normal" style:font-weight-complex="normal"/>
    </style:style>
    <style:style style:name="P32" style:family="paragraph" style:parent-style-name="Text_20_body" style:list-style-name="L5">
      <style:text-properties fo:font-style="normal" fo:font-weight="normal" officeooo:rsid="00306dbc" officeooo:paragraph-rsid="0062e70a" style:font-style-asian="normal" style:font-weight-asian="normal" style:font-style-complex="normal" style:font-weight-complex="normal"/>
    </style:style>
    <style:style style:name="P33" style:family="paragraph" style:parent-style-name="Text_20_body" style:list-style-name="L5">
      <style:text-properties fo:font-style="normal" fo:font-weight="normal" officeooo:rsid="00306dbc" officeooo:paragraph-rsid="0064667e" style:font-style-asian="normal" style:font-weight-asian="normal" style:font-style-complex="normal" style:font-weight-complex="normal"/>
    </style:style>
    <style:style style:name="P34" style:family="paragraph" style:parent-style-name="Text_20_body" style:list-style-name="L5">
      <style:text-properties fo:font-style="normal" fo:font-weight="normal" officeooo:rsid="00306dbc" officeooo:paragraph-rsid="00664689" style:font-style-asian="normal" style:font-weight-asian="normal" style:font-style-complex="normal" style:font-weight-complex="normal"/>
    </style:style>
    <style:style style:name="P35" style:family="paragraph" style:parent-style-name="Text_20_body" style:list-style-name="L5">
      <style:text-properties fo:font-style="normal" fo:font-weight="normal" officeooo:rsid="00306dbc" officeooo:paragraph-rsid="0068094e" style:font-style-asian="normal" style:font-weight-asian="normal" style:font-style-complex="normal" style:font-weight-complex="normal"/>
    </style:style>
    <style:style style:name="P36" style:family="paragraph" style:parent-style-name="Text_20_body" style:list-style-name="L5">
      <style:text-properties fo:font-style="normal" fo:font-weight="normal" officeooo:rsid="00306dbc" officeooo:paragraph-rsid="0069824c" style:font-style-asian="normal" style:font-weight-asian="normal" style:font-style-complex="normal" style:font-weight-complex="normal"/>
    </style:style>
    <style:style style:name="P37" style:family="paragraph" style:parent-style-name="Text_20_body" style:list-style-name="L5">
      <style:text-properties fo:font-style="normal" fo:font-weight="normal" officeooo:rsid="00306dbc" officeooo:paragraph-rsid="0075dd0f" style:font-style-asian="normal" style:font-weight-asian="normal" style:font-style-complex="normal" style:font-weight-complex="normal"/>
    </style:style>
    <style:style style:name="P38" style:family="paragraph" style:parent-style-name="Text_20_body" style:list-style-name="L5">
      <style:text-properties fo:font-style="normal" fo:font-weight="normal" officeooo:rsid="00306dbc" officeooo:paragraph-rsid="00761b1a" style:font-style-asian="normal" style:font-weight-asian="normal" style:font-style-complex="normal" style:font-weight-complex="normal"/>
    </style:style>
    <style:style style:name="P39" style:family="paragraph" style:parent-style-name="Text_20_body" style:list-style-name="L5">
      <style:text-properties fo:font-style="normal" fo:font-weight="normal" officeooo:rsid="00306dbc" officeooo:paragraph-rsid="00778d65" style:font-style-asian="normal" style:font-weight-asian="normal" style:font-style-complex="normal" style:font-weight-complex="normal"/>
    </style:style>
    <style:style style:name="P40" style:family="paragraph" style:parent-style-name="Text_20_body" style:list-style-name="L5">
      <style:text-properties fo:font-style="normal" fo:font-weight="normal" officeooo:rsid="00306dbc" officeooo:paragraph-rsid="007b3f8b" style:font-style-asian="normal" style:font-weight-asian="normal" style:font-style-complex="normal" style:font-weight-complex="normal"/>
    </style:style>
    <style:style style:name="P41" style:family="paragraph" style:parent-style-name="Text_20_body" style:list-style-name="L5">
      <style:text-properties fo:font-style="normal" fo:font-weight="normal" officeooo:rsid="00306dbc" officeooo:paragraph-rsid="007b9f00" style:font-style-asian="normal" style:font-weight-asian="normal" style:font-style-complex="normal" style:font-weight-complex="normal"/>
    </style:style>
    <style:style style:name="P42" style:family="paragraph" style:parent-style-name="Text_20_body" style:list-style-name="L5">
      <style:text-properties fo:font-style="normal" fo:font-weight="normal" officeooo:rsid="00306dbc" officeooo:paragraph-rsid="007db2d0" style:font-style-asian="normal" style:font-weight-asian="normal" style:font-style-complex="normal" style:font-weight-complex="normal"/>
    </style:style>
    <style:style style:name="P43" style:family="paragraph" style:parent-style-name="Text_20_body" style:list-style-name="L5">
      <style:text-properties fo:font-style="normal" fo:font-weight="normal" officeooo:rsid="00306dbc" officeooo:paragraph-rsid="007e2eab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fo:font-weight="normal" officeooo:rsid="00306dbc" officeooo:paragraph-rsid="0043ddd0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normal" fo:font-weight="normal" officeooo:rsid="00306dbc" officeooo:paragraph-rsid="004544b5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fo:font-style="normal" fo:font-weight="normal" officeooo:rsid="00306dbc" officeooo:paragraph-rsid="00779e96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fo:font-style="normal" fo:font-weight="normal" officeooo:rsid="00306dbc" officeooo:paragraph-rsid="0077c82d" style:font-style-asian="normal" style:font-weight-asian="normal" style:font-style-complex="normal" style:font-weight-complex="normal"/>
    </style:style>
    <style:style style:name="P48" style:family="paragraph" style:parent-style-name="Text_20_body" style:list-style-name="L5">
      <style:text-properties fo:font-style="normal" fo:font-weight="bold" officeooo:rsid="00306dbc" officeooo:paragraph-rsid="00664689" style:font-style-asian="normal" style:font-weight-asian="bold" style:font-style-complex="normal" style:font-weight-complex="bold"/>
    </style:style>
    <style:style style:name="P49" style:family="paragraph" style:parent-style-name="Text_20_body" style:list-style-name="L2">
      <style:text-properties officeooo:paragraph-rsid="0013ad3a"/>
    </style:style>
    <style:style style:name="P50" style:family="paragraph" style:parent-style-name="Text_20_body" style:list-style-name="L2">
      <style:text-properties style:font-name="Times New Roman1" fo:font-size="12pt" fo:font-style="normal" officeooo:rsid="001551b9" officeooo:paragraph-rsid="001551b9" style:font-style-asian="normal" style:font-style-complex="normal"/>
    </style:style>
    <style:style style:name="P51" style:family="paragraph" style:parent-style-name="Text_20_body">
      <style:text-properties fo:font-style="italic" fo:font-weight="bold" officeooo:rsid="0030e76c" officeooo:paragraph-rsid="0030e76c" style:font-style-asian="italic" style:font-weight-asian="bold" style:font-style-complex="italic" style:font-weight-complex="bold"/>
    </style:style>
    <style:style style:name="P52" style:family="paragraph" style:parent-style-name="Text_20_body" style:list-style-name="L3">
      <style:text-properties fo:font-style="italic" fo:font-weight="bold" officeooo:rsid="00279117" officeooo:paragraph-rsid="00279117" style:font-style-asian="italic" style:font-weight-asian="bold" style:font-style-complex="italic" style:font-weight-complex="bold"/>
    </style:style>
    <style:style style:name="P53" style:family="paragraph" style:parent-style-name="Text_20_body" style:list-style-name="L4">
      <style:text-properties fo:font-style="italic" fo:font-weight="bold" officeooo:rsid="00279117" officeooo:paragraph-rsid="00279117" style:font-style-asian="italic" style:font-weight-asian="bold" style:font-style-complex="italic" style:font-weight-complex="bold"/>
    </style:style>
    <style:style style:name="P54" style:family="paragraph" style:parent-style-name="Text_20_body" style:list-style-name="L4">
      <style:text-properties fo:font-style="italic" fo:font-weight="bold" officeooo:rsid="002b75d3" officeooo:paragraph-rsid="002b75d3" style:font-style-asian="italic" style:font-weight-asian="bold" style:font-style-complex="italic" style:font-weight-complex="bold"/>
    </style:style>
    <style:style style:name="P55" style:family="paragraph" style:parent-style-name="Text_20_body" style:list-style-name="L5">
      <style:text-properties fo:font-style="italic" fo:font-weight="bold" officeooo:paragraph-rsid="0040da68" style:font-style-asian="italic" style:font-weight-asian="bold" style:font-style-complex="italic" style:font-weight-complex="bold"/>
    </style:style>
    <style:style style:name="P56" style:family="paragraph" style:parent-style-name="Text_20_body" style:list-style-name="L5">
      <style:text-properties fo:font-style="italic" fo:font-weight="bold" officeooo:paragraph-rsid="0042c1cf" style:font-style-asian="italic" style:font-weight-asian="bold" style:font-style-complex="italic" style:font-weight-complex="bold"/>
    </style:style>
    <style:style style:name="P57" style:family="paragraph" style:parent-style-name="Text_20_body" style:list-style-name="L5">
      <style:text-properties fo:font-style="italic" fo:font-weight="bold" officeooo:rsid="00306dbc" officeooo:paragraph-rsid="00306dbc" style:font-style-asian="italic" style:font-weight-asian="bold" style:font-style-complex="italic" style:font-weight-complex="bold"/>
    </style:style>
    <style:style style:name="P58" style:family="paragraph" style:parent-style-name="Text_20_body" style:list-style-name="L5">
      <style:text-properties fo:font-style="italic" fo:font-weight="bold" officeooo:rsid="00306dbc" officeooo:paragraph-rsid="003f29b3" style:font-style-asian="italic" style:font-weight-asian="bold" style:font-style-complex="italic" style:font-weight-complex="bold"/>
    </style:style>
    <style:style style:name="P59" style:family="paragraph" style:parent-style-name="Text_20_body" style:list-style-name="L5">
      <style:text-properties fo:font-style="italic" fo:font-weight="bold" officeooo:rsid="00306dbc" officeooo:paragraph-rsid="004544b5" style:font-style-asian="italic" style:font-weight-asian="bold" style:font-style-complex="italic" style:font-weight-complex="bold"/>
    </style:style>
    <style:style style:name="P60" style:family="paragraph" style:parent-style-name="Text_20_body" style:list-style-name="L5">
      <style:text-properties fo:font-style="italic" fo:font-weight="bold" officeooo:rsid="00306dbc" officeooo:paragraph-rsid="0046b70c" style:font-style-asian="italic" style:font-weight-asian="bold" style:font-style-complex="italic" style:font-weight-complex="bold"/>
    </style:style>
    <style:style style:name="P61" style:family="paragraph" style:parent-style-name="Text_20_body" style:list-style-name="L5">
      <style:text-properties fo:font-style="italic" fo:font-weight="bold" officeooo:rsid="00306dbc" officeooo:paragraph-rsid="00543adf" style:font-style-asian="italic" style:font-weight-asian="bold" style:font-style-complex="italic" style:font-weight-complex="bold"/>
    </style:style>
    <style:style style:name="P62" style:family="paragraph" style:parent-style-name="Text_20_body" style:list-style-name="L5">
      <style:text-properties fo:font-style="italic" fo:font-weight="bold" officeooo:rsid="00306dbc" officeooo:paragraph-rsid="005d599c" style:font-style-asian="italic" style:font-weight-asian="bold" style:font-style-complex="italic" style:font-weight-complex="bold"/>
    </style:style>
    <style:style style:name="P63" style:family="paragraph" style:parent-style-name="Text_20_body" style:list-style-name="L5">
      <style:text-properties fo:font-style="italic" fo:font-weight="bold" officeooo:rsid="00306dbc" officeooo:paragraph-rsid="005e9733" style:font-style-asian="italic" style:font-weight-asian="bold" style:font-style-complex="italic" style:font-weight-complex="bold"/>
    </style:style>
    <style:style style:name="P64" style:family="paragraph" style:parent-style-name="Text_20_body" style:list-style-name="L5">
      <style:text-properties fo:font-style="italic" fo:font-weight="bold" officeooo:rsid="00306dbc" officeooo:paragraph-rsid="0060b660" style:font-style-asian="italic" style:font-weight-asian="bold" style:font-style-complex="italic" style:font-weight-complex="bold"/>
    </style:style>
    <style:style style:name="P65" style:family="paragraph" style:parent-style-name="Text_20_body" style:list-style-name="L5">
      <style:text-properties fo:font-style="italic" fo:font-weight="bold" officeooo:rsid="00306dbc" officeooo:paragraph-rsid="0064667e" style:font-style-asian="italic" style:font-weight-asian="bold" style:font-style-complex="italic" style:font-weight-complex="bold"/>
    </style:style>
    <style:style style:name="P66" style:family="paragraph" style:parent-style-name="Text_20_body" style:list-style-name="L5">
      <style:text-properties fo:font-style="italic" fo:font-weight="bold" officeooo:rsid="00306dbc" officeooo:paragraph-rsid="0068094e" style:font-style-asian="italic" style:font-weight-asian="bold" style:font-style-complex="italic" style:font-weight-complex="bold"/>
    </style:style>
    <style:style style:name="P67" style:family="paragraph" style:parent-style-name="Text_20_body" style:list-style-name="L5">
      <style:text-properties fo:font-style="italic" fo:font-weight="bold" officeooo:rsid="00306dbc" officeooo:paragraph-rsid="00742233" style:font-style-asian="italic" style:font-weight-asian="bold" style:font-style-complex="italic" style:font-weight-complex="bold"/>
    </style:style>
    <style:style style:name="P68" style:family="paragraph" style:parent-style-name="Text_20_body" style:list-style-name="L5">
      <style:text-properties fo:font-style="italic" fo:font-weight="bold" officeooo:rsid="00306dbc" officeooo:paragraph-rsid="00798abb" style:font-style-asian="italic" style:font-weight-asian="bold" style:font-style-complex="italic" style:font-weight-complex="bold"/>
    </style:style>
    <style:style style:name="P69" style:family="paragraph" style:parent-style-name="Text_20_body">
      <style:text-properties fo:font-style="italic" fo:font-weight="bold" officeooo:rsid="00306dbc" officeooo:paragraph-rsid="007c8a5b" style:font-style-asian="italic" style:font-weight-asian="bold" style:font-style-complex="italic" style:font-weight-complex="bold"/>
    </style:style>
    <style:style style:name="P70" style:family="paragraph" style:parent-style-name="Text_20_body" style:list-style-name="L5">
      <style:text-properties fo:font-style="italic" fo:font-weight="bold" officeooo:rsid="0032b044" officeooo:paragraph-rsid="0032b044" style:font-style-asian="italic" style:font-weight-asian="bold" style:font-style-complex="italic" style:font-weight-complex="bold"/>
    </style:style>
    <style:style style:name="P71" style:family="paragraph" style:parent-style-name="Text_20_body" style:list-style-name="L5">
      <style:text-properties fo:font-style="italic" fo:font-weight="bold" officeooo:rsid="0032b044" officeooo:paragraph-rsid="00543adf" style:font-style-asian="italic" style:font-weight-asian="bold" style:font-style-complex="italic" style:font-weight-complex="bold"/>
    </style:style>
    <style:style style:name="P72" style:family="paragraph" style:parent-style-name="Text_20_body" style:list-style-name="L5">
      <style:text-properties fo:font-style="italic" fo:font-weight="normal" officeooo:rsid="00306dbc" officeooo:paragraph-rsid="006e3516" style:font-style-asian="italic" style:font-weight-asian="normal" style:font-style-complex="italic" style:font-weight-complex="normal"/>
    </style:style>
    <style:style style:name="P73" style:family="paragraph" style:parent-style-name="Text_20_body">
      <style:text-properties officeooo:rsid="0004d765" officeooo:paragraph-rsid="0004d765"/>
    </style:style>
    <style:style style:name="P74" style:family="paragraph" style:parent-style-name="Text_20_body" style:list-style-name="L3">
      <style:text-properties officeooo:paragraph-rsid="0025c7d9"/>
    </style:style>
    <style:style style:name="P75" style:family="paragraph" style:parent-style-name="Text_20_body" style:list-style-name="L3">
      <style:text-properties officeooo:paragraph-rsid="00279117"/>
    </style:style>
    <style:style style:name="P76" style:family="paragraph" style:parent-style-name="Text_20_body" style:list-style-name="L3">
      <style:text-properties officeooo:paragraph-rsid="002c4e77"/>
    </style:style>
    <style:style style:name="P77" style:family="paragraph" style:parent-style-name="Text_20_body" style:list-style-name="L4">
      <style:text-properties officeooo:paragraph-rsid="003065fe"/>
    </style:style>
    <style:style style:name="P78" style:family="paragraph" style:parent-style-name="Text_20_body">
      <style:text-properties officeooo:paragraph-rsid="003a0364"/>
    </style:style>
    <style:style style:name="P79" style:family="paragraph" style:parent-style-name="Text_20_body">
      <style:text-properties officeooo:paragraph-rsid="0004d765"/>
    </style:style>
    <style:style style:name="P80" style:family="paragraph" style:parent-style-name="Text_20_body">
      <style:text-properties officeooo:paragraph-rsid="003bbbbf"/>
    </style:style>
    <style:style style:name="P81" style:family="paragraph" style:parent-style-name="Text_20_body">
      <style:text-properties officeooo:paragraph-rsid="004544b5"/>
    </style:style>
    <style:style style:name="P82" style:family="paragraph" style:parent-style-name="Text_20_body">
      <style:text-properties officeooo:paragraph-rsid="0046b70c"/>
    </style:style>
    <style:style style:name="P83" style:family="paragraph" style:parent-style-name="Text_20_body">
      <style:text-properties officeooo:paragraph-rsid="005455f6"/>
    </style:style>
    <style:style style:name="P84" style:family="paragraph" style:parent-style-name="Text_20_body">
      <style:text-properties officeooo:paragraph-rsid="0068094e"/>
    </style:style>
    <style:style style:name="P85" style:family="paragraph" style:parent-style-name="Text_20_body">
      <style:text-properties officeooo:paragraph-rsid="006937af"/>
    </style:style>
    <style:style style:name="P86" style:family="paragraph" style:parent-style-name="Text_20_body">
      <style:text-properties officeooo:paragraph-rsid="0070c95e"/>
    </style:style>
    <style:style style:name="P87" style:family="paragraph" style:parent-style-name="Heading_20_1">
      <style:text-properties officeooo:rsid="00176c81" officeooo:paragraph-rsid="00176c81"/>
    </style:style>
    <style:style style:name="P88" style:family="paragraph" style:parent-style-name="Heading_20_1">
      <style:text-properties officeooo:rsid="0004d765" officeooo:paragraph-rsid="0004d765"/>
    </style:style>
    <style:style style:name="P89" style:family="paragraph" style:parent-style-name="Heading_20_1" style:list-style-name=""/>
    <style:style style:name="P90" style:family="paragraph" style:parent-style-name="Heading_20_1">
      <style:paragraph-properties fo:break-before="page"/>
    </style:style>
    <style:style style:name="P91" style:family="paragraph" style:parent-style-name="Heading_20_1">
      <style:paragraph-properties fo:break-before="page"/>
      <style:text-properties officeooo:rsid="0004d765" officeooo:paragraph-rsid="0004d765"/>
    </style:style>
    <style:style style:name="P9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3" style:family="paragraph" style:parent-style-name="Heading_20_2">
      <style:text-properties officeooo:rsid="001081bd"/>
    </style:style>
    <style:style style:name="P94" style:family="paragraph" style:parent-style-name="Heading_20_2" style:list-style-name="">
      <style:text-properties officeooo:rsid="001081bd"/>
    </style:style>
    <style:style style:name="P95" style:family="paragraph" style:parent-style-name="Heading_20_2">
      <style:text-properties fo:font-style="normal" style:font-style-asian="normal" style:font-style-complex="normal"/>
    </style:style>
    <style:style style:name="P96" style:family="paragraph" style:parent-style-name="Heading_20_2" style:list-style-name="">
      <style:text-properties fo:font-style="normal" style:font-style-asian="normal" style:font-style-complex="normal"/>
    </style:style>
    <style:style style:name="P97" style:family="paragraph" style:parent-style-name="Heading_20_2" style:list-style-name="">
      <style:text-properties fo:font-style="normal" officeooo:paragraph-rsid="004544b5" style:font-style-asian="normal" style:font-style-complex="normal"/>
    </style:style>
    <style:style style:name="P98" style:family="paragraph" style:parent-style-name="Heading_20_2" style:list-style-name="">
      <style:text-properties fo:font-style="normal" officeooo:paragraph-rsid="0046b70c" style:font-style-asian="normal" style:font-style-complex="normal"/>
    </style:style>
    <style:style style:name="P99" style:family="paragraph" style:parent-style-name="Heading_20_2">
      <style:text-properties officeooo:paragraph-rsid="004544b5"/>
    </style:style>
    <style:style style:name="P100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101" style:family="paragraph" style:parent-style-name="Heading_20_2">
      <style:paragraph-properties fo:break-before="page"/>
      <style:text-properties fo:font-style="normal" officeooo:rsid="001081bd" style:font-style-asian="normal" style:font-style-complex="normal"/>
    </style:style>
    <style:style style:name="P102" style:family="paragraph" style:parent-style-name="Heading_20_2">
      <style:paragraph-properties fo:break-before="page"/>
      <style:text-properties fo:font-style="normal" officeooo:paragraph-rsid="004544b5" style:font-style-asian="normal" style:font-style-complex="normal"/>
    </style:style>
    <style:style style:name="P103" style:family="paragraph" style:parent-style-name="Heading_20_2">
      <style:paragraph-properties fo:break-before="page"/>
      <style:text-properties fo:font-style="normal" officeooo:paragraph-rsid="0046b70c" style:font-style-asian="normal" style:font-style-complex="normal"/>
    </style:style>
    <style:style style:name="P104" style:family="paragraph" style:parent-style-name="Heading_20_3">
      <style:text-properties officeooo:paragraph-rsid="00306dbc"/>
    </style:style>
    <style:style style:name="P105" style:family="paragraph" style:parent-style-name="Heading_20_3">
      <style:text-properties fo:font-style="normal" officeooo:rsid="00263eac" officeooo:paragraph-rsid="00306dbc" style:font-style-asian="normal" style:font-style-complex="normal"/>
    </style:style>
    <style:style style:name="P106" style:family="paragraph" style:parent-style-name="Heading_20_3">
      <style:text-properties officeooo:paragraph-rsid="003d8fb7"/>
    </style:style>
    <style:style style:name="P107" style:family="paragraph" style:parent-style-name="Heading_20_3">
      <style:text-properties officeooo:paragraph-rsid="0043ddd0"/>
    </style:style>
    <style:style style:name="P108" style:family="paragraph" style:parent-style-name="Heading_20_3">
      <style:text-properties officeooo:paragraph-rsid="004544b5"/>
    </style:style>
    <style:style style:name="P109" style:family="paragraph" style:parent-style-name="Heading_20_3">
      <style:text-properties officeooo:paragraph-rsid="0046b70c"/>
    </style:style>
    <style:style style:name="P11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11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officeooo:rsid="00134142"/>
    </style:style>
    <style:style style:name="T2" style:family="text">
      <style:text-properties officeooo:rsid="001330a1"/>
    </style:style>
    <style:style style:name="T3" style:family="text">
      <style:text-properties officeooo:rsid="0004d765"/>
    </style:style>
    <style:style style:name="T4" style:family="text">
      <style:text-properties fo:font-style="italic" officeooo:rsid="001081bd" style:font-style-asian="italic" style:font-style-complex="italic"/>
    </style:style>
    <style:style style:name="T5" style:family="text">
      <style:text-properties fo:font-style="italic" officeooo:rsid="00119a15" style:font-style-asian="italic" style:font-style-complex="italic"/>
    </style:style>
    <style:style style:name="T6" style:family="text">
      <style:text-properties fo:font-style="italic" officeooo:rsid="00279117" style:font-style-asian="italic" style:font-style-complex="italic"/>
    </style:style>
    <style:style style:name="T7" style:family="text">
      <style:text-properties fo:font-style="italic" officeooo:rsid="002b75d3" style:font-style-asian="italic" style:font-style-complex="italic"/>
    </style:style>
    <style:style style:name="T8" style:family="text">
      <style:text-properties fo:font-style="italic" officeooo:rsid="003065fe" style:font-style-asian="italic" style:font-style-complex="italic"/>
    </style:style>
    <style:style style:name="T9" style:family="text">
      <style:text-properties fo:font-style="italic" officeooo:rsid="0030e76c" style:font-style-asian="italic" style:font-style-complex="italic"/>
    </style:style>
    <style:style style:name="T10" style:family="text">
      <style:text-properties fo:font-style="italic" officeooo:rsid="0032b044" style:font-style-asian="italic" style:font-style-complex="italic"/>
    </style:style>
    <style:style style:name="T11" style:family="text">
      <style:text-properties fo:font-style="italic" officeooo:rsid="003a0364" style:font-style-asian="italic" style:font-style-complex="italic"/>
    </style:style>
    <style:style style:name="T12" style:family="text">
      <style:text-properties fo:font-style="italic" officeooo:rsid="003bbbbf" style:font-style-asian="italic" style:font-style-complex="italic"/>
    </style:style>
    <style:style style:name="T13" style:family="text">
      <style:text-properties fo:font-style="italic" officeooo:rsid="003d8fb7" style:font-style-asian="italic" style:font-style-complex="italic"/>
    </style:style>
    <style:style style:name="T14" style:family="text">
      <style:text-properties fo:font-style="italic" officeooo:rsid="0040da68" style:font-style-asian="italic" style:font-style-complex="italic"/>
    </style:style>
    <style:style style:name="T15" style:family="text">
      <style:text-properties fo:font-style="italic" officeooo:rsid="0042c1cf" style:font-style-asian="italic" style:font-style-complex="italic"/>
    </style:style>
    <style:style style:name="T16" style:family="text">
      <style:text-properties fo:font-style="italic" officeooo:rsid="005455f6" style:font-style-asian="italic" style:font-style-complex="italic"/>
    </style:style>
    <style:style style:name="T17" style:family="text">
      <style:text-properties fo:font-style="italic" officeooo:rsid="0057666a" style:font-style-asian="italic" style:font-style-complex="italic"/>
    </style:style>
    <style:style style:name="T18" style:family="text">
      <style:text-properties fo:font-style="italic" officeooo:rsid="005d599c" style:font-style-asian="italic" style:font-style-complex="italic"/>
    </style:style>
    <style:style style:name="T19" style:family="text">
      <style:text-properties fo:font-style="italic" officeooo:rsid="005f3b3b" style:font-style-asian="italic" style:font-style-complex="italic"/>
    </style:style>
    <style:style style:name="T20" style:family="text">
      <style:text-properties fo:font-style="italic" officeooo:rsid="0060b660" style:font-style-asian="italic" style:font-style-complex="italic"/>
    </style:style>
    <style:style style:name="T21" style:family="text">
      <style:text-properties fo:font-style="italic" officeooo:rsid="0062e70a" style:font-style-asian="italic" style:font-style-complex="italic"/>
    </style:style>
    <style:style style:name="T22" style:family="text">
      <style:text-properties fo:font-style="italic" officeooo:rsid="00664689" style:font-style-asian="italic" style:font-style-complex="italic"/>
    </style:style>
    <style:style style:name="T23" style:family="text">
      <style:text-properties fo:font-style="italic" officeooo:rsid="0068094e" style:font-style-asian="italic" style:font-style-complex="italic"/>
    </style:style>
    <style:style style:name="T24" style:family="text">
      <style:text-properties fo:font-style="italic" officeooo:rsid="006937af" style:font-style-asian="italic" style:font-style-complex="italic"/>
    </style:style>
    <style:style style:name="T25" style:family="text">
      <style:text-properties fo:font-style="italic" officeooo:rsid="0069824c" style:font-style-asian="italic" style:font-style-complex="italic"/>
    </style:style>
    <style:style style:name="T26" style:family="text">
      <style:text-properties fo:font-style="italic" officeooo:rsid="006b2514" style:font-style-asian="italic" style:font-style-complex="italic"/>
    </style:style>
    <style:style style:name="T27" style:family="text">
      <style:text-properties fo:font-style="italic" officeooo:rsid="00761b1a" style:font-style-asian="italic" style:font-style-complex="italic"/>
    </style:style>
    <style:style style:name="T28" style:family="text">
      <style:text-properties fo:font-style="italic" officeooo:rsid="00779e96" style:font-style-asian="italic" style:font-style-complex="italic"/>
    </style:style>
    <style:style style:name="T29" style:family="text">
      <style:text-properties fo:font-style="italic" officeooo:rsid="007db2d0" style:font-style-asian="italic" style:font-style-complex="italic"/>
    </style:style>
    <style:style style:name="T30" style:family="text">
      <style:text-properties fo:font-style="italic" officeooo:rsid="007e2eab" style:font-style-asian="italic" style:font-style-complex="italic"/>
    </style:style>
    <style:style style:name="T31" style:family="text">
      <style:text-properties fo:font-style="italic" fo:font-weight="bold" officeooo:rsid="0004d765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25c7d9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306dbc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42c1cf" style:font-style-asian="italic" style:font-weight-asian="bold" style:font-style-complex="italic" style:font-weight-complex="bold"/>
    </style:style>
    <style:style style:name="T35" style:family="text">
      <style:text-properties fo:font-style="italic" fo:font-weight="normal" officeooo:rsid="00176c81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279117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2dffce" style:font-style-asian="italic" style:font-weight-asian="normal" style:font-style-complex="italic" style:font-weight-complex="normal"/>
    </style:style>
    <style:style style:name="T38" style:family="text">
      <style:text-properties fo:font-weight="bold" officeooo:rsid="0004d765" style:font-weight-asian="bold" style:font-weight-complex="bold"/>
    </style:style>
    <style:style style:name="T39" style:family="text">
      <style:text-properties fo:font-weight="bold" officeooo:rsid="00279117" style:font-weight-asian="bold" style:font-weight-complex="bold"/>
    </style:style>
    <style:style style:name="T40" style:family="text">
      <style:text-properties fo:font-weight="bold" officeooo:rsid="00306dbc" style:font-weight-asian="bold" style:font-weight-complex="bold"/>
    </style:style>
    <style:style style:name="T41" style:family="text">
      <style:text-properties fo:font-weight="normal" officeooo:rsid="0004d765" style:font-weight-asian="normal" style:font-weight-complex="normal"/>
    </style:style>
    <style:style style:name="T42" style:family="text">
      <style:text-properties fo:font-weight="normal" officeooo:rsid="00088bf8" style:font-weight-asian="normal" style:font-weight-complex="normal"/>
    </style:style>
    <style:style style:name="T43" style:family="text">
      <style:text-properties fo:font-weight="normal" officeooo:rsid="00176c81" style:font-weight-asian="normal" style:font-weight-complex="normal"/>
    </style:style>
    <style:style style:name="T44" style:family="text">
      <style:text-properties fo:font-weight="normal" officeooo:rsid="0018e477" style:font-weight-asian="normal" style:font-weight-complex="normal"/>
    </style:style>
    <style:style style:name="T45" style:family="text">
      <style:text-properties fo:font-weight="normal" officeooo:rsid="00279117" style:font-weight-asian="normal" style:font-weight-complex="normal"/>
    </style:style>
    <style:style style:name="T46" style:family="text">
      <style:text-properties fo:font-weight="normal" officeooo:rsid="00306dbc" style:font-weight-asian="normal" style:font-weight-complex="normal"/>
    </style:style>
    <style:style style:name="T47" style:family="text">
      <style:text-properties fo:font-weight="normal" officeooo:rsid="00382aca" style:font-weight-asian="normal" style:font-weight-complex="normal"/>
    </style:style>
    <style:style style:name="T48" style:family="text">
      <style:text-properties officeooo:rsid="0006b8f5"/>
    </style:style>
    <style:style style:name="T49" style:family="text">
      <style:text-properties fo:font-style="normal" officeooo:rsid="001081bd" style:font-style-asian="normal" style:font-style-complex="normal"/>
    </style:style>
    <style:style style:name="T50" style:family="text">
      <style:text-properties fo:font-style="normal" officeooo:rsid="00119a15" style:font-style-asian="normal" style:font-style-complex="normal"/>
    </style:style>
    <style:style style:name="T51" style:family="text">
      <style:text-properties fo:font-style="normal" officeooo:rsid="001278ad" style:font-style-asian="normal" style:font-style-complex="normal"/>
    </style:style>
    <style:style style:name="T52" style:family="text">
      <style:text-properties fo:font-style="normal" officeooo:rsid="0022ee64" style:font-style-asian="normal" style:font-style-complex="normal"/>
    </style:style>
    <style:style style:name="T53" style:family="text">
      <style:text-properties fo:font-style="normal" officeooo:rsid="0025c7d9" style:font-style-asian="normal" style:font-style-complex="normal"/>
    </style:style>
    <style:style style:name="T54" style:family="text">
      <style:text-properties fo:font-style="normal" officeooo:rsid="00263eac" style:font-style-asian="normal" style:font-style-complex="normal"/>
    </style:style>
    <style:style style:name="T55" style:family="text">
      <style:text-properties fo:font-style="normal" officeooo:rsid="00279117" style:font-style-asian="normal" style:font-style-complex="normal"/>
    </style:style>
    <style:style style:name="T56" style:family="text">
      <style:text-properties fo:font-style="normal" officeooo:rsid="0028dceb" style:font-style-asian="normal" style:font-style-complex="normal"/>
    </style:style>
    <style:style style:name="T57" style:family="text">
      <style:text-properties fo:font-style="normal" officeooo:rsid="00294859" style:font-style-asian="normal" style:font-style-complex="normal"/>
    </style:style>
    <style:style style:name="T58" style:family="text">
      <style:text-properties fo:font-style="normal" officeooo:rsid="002a072c" style:font-style-asian="normal" style:font-style-complex="normal"/>
    </style:style>
    <style:style style:name="T59" style:family="text">
      <style:text-properties fo:font-style="normal" officeooo:rsid="003065fe" style:font-style-asian="normal" style:font-style-complex="normal"/>
    </style:style>
    <style:style style:name="T60" style:family="text">
      <style:text-properties fo:font-style="normal" officeooo:rsid="003657ad" style:font-style-asian="normal" style:font-style-complex="normal"/>
    </style:style>
    <style:style style:name="T61" style:family="text">
      <style:text-properties fo:font-style="normal" officeooo:rsid="0037f686" style:font-style-asian="normal" style:font-style-complex="normal"/>
    </style:style>
    <style:style style:name="T62" style:family="text">
      <style:text-properties fo:font-style="normal" officeooo:rsid="003a0364" style:font-style-asian="normal" style:font-style-complex="normal"/>
    </style:style>
    <style:style style:name="T63" style:family="text">
      <style:text-properties fo:font-style="normal" officeooo:rsid="003b9fae" style:font-style-asian="normal" style:font-style-complex="normal"/>
    </style:style>
    <style:style style:name="T64" style:family="text">
      <style:text-properties fo:font-style="normal" officeooo:rsid="003bbbbf" style:font-style-asian="normal" style:font-style-complex="normal"/>
    </style:style>
    <style:style style:name="T65" style:family="text">
      <style:text-properties fo:font-style="normal" officeooo:rsid="0043ddd0" style:font-style-asian="normal" style:font-style-complex="normal"/>
    </style:style>
    <style:style style:name="T66" style:family="text">
      <style:text-properties fo:font-style="normal" officeooo:rsid="0045a202" style:font-style-asian="normal" style:font-style-complex="normal"/>
    </style:style>
    <style:style style:name="T67" style:family="text">
      <style:text-properties fo:font-style="normal" officeooo:rsid="005455f6" style:font-style-asian="normal" style:font-style-complex="normal"/>
    </style:style>
    <style:style style:name="T68" style:family="text">
      <style:text-properties fo:font-style="normal" officeooo:rsid="0068094e" style:font-style-asian="normal" style:font-style-complex="normal"/>
    </style:style>
    <style:style style:name="T69" style:family="text">
      <style:text-properties fo:font-style="normal" officeooo:rsid="006937af" style:font-style-asian="normal" style:font-style-complex="normal"/>
    </style:style>
    <style:style style:name="T70" style:family="text">
      <style:text-properties fo:font-style="normal" officeooo:rsid="006e3516" style:font-style-asian="normal" style:font-style-complex="normal"/>
    </style:style>
    <style:style style:name="T71" style:family="text">
      <style:text-properties fo:font-style="normal" officeooo:rsid="006fdbdc" style:font-style-asian="normal" style:font-style-complex="normal"/>
    </style:style>
    <style:style style:name="T72" style:family="text">
      <style:text-properties fo:font-style="normal" officeooo:rsid="0070c95e" style:font-style-asian="normal" style:font-style-complex="normal"/>
    </style:style>
    <style:style style:name="T73" style:family="text">
      <style:text-properties fo:font-style="normal" fo:font-weight="bold" officeooo:rsid="0004d765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279117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3065fe" style:font-style-asian="normal" style:font-weight-asian="bold" style:font-style-complex="normal" style:font-weight-complex="bold"/>
    </style:style>
    <style:style style:name="T76" style:family="text">
      <style:text-properties fo:font-style="normal" fo:font-weight="normal" officeooo:rsid="00279117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2dffce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2c4e77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3065fe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7c8a5b" style:font-style-asian="normal" style:font-weight-asian="normal" style:font-style-complex="normal" style:font-weight-complex="normal"/>
    </style:style>
    <style:style style:name="T81" style:family="text">
      <style:text-properties officeooo:rsid="000e97bc"/>
    </style:style>
    <style:style style:name="T82" style:family="text">
      <style:text-properties officeooo:rsid="001081bd"/>
    </style:style>
    <style:style style:name="T83" style:family="text">
      <style:text-properties officeooo:rsid="0013ad3a"/>
    </style:style>
    <style:style style:name="T84" style:family="text">
      <style:text-properties style:font-name="Times New Roman1" fo:font-size="12pt" officeooo:rsid="0013ad3a"/>
    </style:style>
    <style:style style:name="T85" style:family="text">
      <style:text-properties style:font-name="Times New Roman1" fo:font-size="12pt" fo:font-style="italic" officeooo:rsid="006d0efd" style:font-style-asian="italic" style:font-style-complex="italic"/>
    </style:style>
    <style:style style:name="T86" style:family="text">
      <style:text-properties style:font-name="Times New Roman1" fo:font-size="12pt" fo:font-style="italic" officeooo:rsid="006fc414" style:font-style-asian="italic" style:font-style-complex="italic"/>
    </style:style>
    <style:style style:name="T87" style:family="text">
      <style:text-properties style:font-name="Times New Roman1" fo:font-size="12pt" fo:font-style="italic" officeooo:rsid="00729aa7" style:font-style-asian="italic" style:font-style-complex="italic"/>
    </style:style>
    <style:style style:name="T88" style:family="text">
      <style:text-properties style:font-name="Times New Roman1" fo:font-size="12pt" officeooo:rsid="0016a3d8"/>
    </style:style>
    <style:style style:name="T89" style:family="text">
      <style:text-properties officeooo:rsid="00279117"/>
    </style:style>
    <style:style style:name="T90" style:family="text">
      <style:text-properties officeooo:rsid="002b75d3"/>
    </style:style>
    <style:style style:name="T91" style:family="text">
      <style:text-properties officeooo:rsid="002c4e77"/>
    </style:style>
    <style:style style:name="T92" style:family="text">
      <style:text-properties officeooo:rsid="0030e76c"/>
    </style:style>
    <style:style style:name="T93" style:family="text">
      <style:text-properties officeooo:rsid="0032b044"/>
    </style:style>
    <style:style style:name="T94" style:family="text">
      <style:text-properties officeooo:rsid="00388b69"/>
    </style:style>
    <style:style style:name="T95" style:family="text">
      <style:text-properties officeooo:rsid="003a0364"/>
    </style:style>
    <style:style style:name="T96" style:family="text">
      <style:text-properties officeooo:rsid="003d8fb7"/>
    </style:style>
    <style:style style:name="T97" style:family="text">
      <style:text-properties officeooo:rsid="003f29b3"/>
    </style:style>
    <style:style style:name="T98" style:family="text">
      <style:text-properties officeooo:rsid="00119a15"/>
    </style:style>
    <style:style style:name="T99" style:family="text">
      <style:text-properties officeooo:rsid="0022ee64"/>
    </style:style>
    <style:style style:name="T100" style:family="text">
      <style:text-properties officeooo:rsid="0040da68"/>
    </style:style>
    <style:style style:name="T101" style:family="text">
      <style:text-properties officeooo:rsid="00425db5"/>
    </style:style>
    <style:style style:name="T102" style:family="text">
      <style:text-properties officeooo:rsid="0042c1cf"/>
    </style:style>
    <style:style style:name="T103" style:family="text">
      <style:text-properties officeooo:rsid="0043ddd0"/>
    </style:style>
    <style:style style:name="T104" style:family="text">
      <style:text-properties officeooo:rsid="004544b5"/>
    </style:style>
    <style:style style:name="T105" style:family="text">
      <style:text-properties officeooo:rsid="0045a202"/>
    </style:style>
    <style:style style:name="T106" style:family="text">
      <style:text-properties officeooo:rsid="00487e6d"/>
    </style:style>
    <style:style style:name="T107" style:family="text">
      <style:text-properties officeooo:rsid="004929e7"/>
    </style:style>
    <style:style style:name="T108" style:family="text">
      <style:text-properties officeooo:rsid="004a8804"/>
    </style:style>
    <style:style style:name="T109" style:family="text">
      <style:text-properties officeooo:rsid="004bb086"/>
    </style:style>
    <style:style style:name="T110" style:family="text">
      <style:text-properties style:font-name="Arial" fo:font-style="normal" officeooo:rsid="0046b70c" style:font-style-asian="normal" style:font-style-complex="normal"/>
    </style:style>
    <style:style style:name="T111" style:family="text">
      <style:text-properties officeooo:rsid="005ba4ce"/>
    </style:style>
    <style:style style:name="T112" style:family="text">
      <style:text-properties officeooo:rsid="005c84d1"/>
    </style:style>
    <style:style style:name="T113" style:family="text">
      <style:text-properties officeooo:rsid="005cce5e"/>
    </style:style>
    <style:style style:name="T114" style:family="text">
      <style:text-properties officeooo:rsid="005d599c"/>
    </style:style>
    <style:style style:name="T115" style:family="text">
      <style:text-properties officeooo:rsid="005e9733"/>
    </style:style>
    <style:style style:name="T116" style:family="text">
      <style:text-properties officeooo:rsid="005f3b3b"/>
    </style:style>
    <style:style style:name="T117" style:family="text">
      <style:text-properties officeooo:rsid="0060b660"/>
    </style:style>
    <style:style style:name="T118" style:family="text">
      <style:text-properties officeooo:rsid="0062e70a"/>
    </style:style>
    <style:style style:name="T119" style:family="text">
      <style:text-properties officeooo:rsid="0064667e"/>
    </style:style>
    <style:style style:name="T120" style:family="text">
      <style:text-properties officeooo:rsid="00664689"/>
    </style:style>
    <style:style style:name="T121" style:family="text">
      <style:text-properties officeooo:rsid="0068094e"/>
    </style:style>
    <style:style style:name="T122" style:family="text">
      <style:text-properties officeooo:rsid="0069824c"/>
    </style:style>
    <style:style style:name="T123" style:family="text">
      <style:text-properties officeooo:rsid="006e3516"/>
    </style:style>
    <style:style style:name="T124" style:family="text">
      <style:text-properties officeooo:rsid="006fdbdc"/>
    </style:style>
    <style:style style:name="T125" style:family="text">
      <style:text-properties officeooo:rsid="0072bcf2"/>
    </style:style>
    <style:style style:name="T126" style:family="text">
      <style:text-properties officeooo:rsid="00742233"/>
    </style:style>
    <style:style style:name="T127" style:family="text">
      <style:text-properties officeooo:rsid="0075dd0f"/>
    </style:style>
    <style:style style:name="T128" style:family="text">
      <style:text-properties officeooo:rsid="00761b1a"/>
    </style:style>
    <style:style style:name="T129" style:family="text">
      <style:text-properties officeooo:rsid="00778d65"/>
    </style:style>
    <style:style style:name="T130" style:family="text">
      <style:text-properties officeooo:rsid="00779e96"/>
    </style:style>
    <style:style style:name="T131" style:family="text">
      <style:text-properties officeooo:rsid="0077c82d"/>
    </style:style>
    <style:style style:name="T132" style:family="text">
      <style:text-properties officeooo:rsid="00798abb"/>
    </style:style>
    <style:style style:name="T133" style:family="text">
      <style:text-properties officeooo:rsid="007b9f00"/>
    </style:style>
    <style:style style:name="T134" style:family="text">
      <style:text-properties officeooo:rsid="007c8a5b"/>
    </style:style>
    <style:style style:name="T135" style:family="text">
      <style:text-properties officeooo:rsid="007db2d0"/>
    </style:style>
    <style:style style:name="T136" style:family="text">
      <style:text-properties officeooo:rsid="007e2eab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2"><text:a xlink:type="simple" xlink:href="#__RefHeading__1617_2128831717" text:style-name="Index_20_Link" text:visited-style-name="Index_20_Link">Introduction<text:tab/>2</text:a></text:p>
          <text:p text:style-name="P92"><text:a xlink:type="simple" xlink:href="#__RefHeading__1698_2128831717" text:style-name="Index_20_Link" text:visited-style-name="Index_20_Link">Data Base coding standard<text:tab/>2</text:a></text:p>
          <text:p text:style-name="P92"><text:a xlink:type="simple" xlink:href="#__RefHeading__1619_2128831717" text:style-name="Index_20_Link" text:visited-style-name="Index_20_Link">Catalog<text:tab/>2</text:a></text:p>
          <text:p text:style-name="P110"><text:a xlink:type="simple" xlink:href="#__RefHeading__1700_2128831717" text:style-name="Index_20_Link" text:visited-style-name="Index_20_Link">tba_user_account<text:tab/>3</text:a></text:p>
          <text:p text:style-name="P111"><text:a xlink:type="simple" xlink:href="#__RefHeading__1255_956441209" text:style-name="Index_20_Link" text:visited-style-name="Index_20_Link">Fields specifications<text:tab/>3</text:a></text:p>
          <text:p text:style-name="P110"><text:a xlink:type="simple" xlink:href="#__RefHeading__1257_956441209" text:style-name="Index_20_Link" text:visited-style-name="Index_20_Link">tba_user_details<text:tab/>4</text:a></text:p>
          <text:p text:style-name="P111"><text:a xlink:type="simple" xlink:href="#__RefHeading__1259_956441209" text:style-name="Index_20_Link" text:visited-style-name="Index_20_Link">Fields specifications<text:tab/>4</text:a></text:p>
          <text:p text:style-name="P110"><text:a xlink:type="simple" xlink:href="#__RefHeading__3075_956441209" text:style-name="Index_20_Link" text:visited-style-name="Index_20_Link">tba_cc_site<text:tab/>5</text:a></text:p>
          <text:p text:style-name="P111"><text:a xlink:type="simple" xlink:href="#__RefHeading__3077_956441209" text:style-name="Index_20_Link" text:visited-style-name="Index_20_Link">Fields specifications<text:tab/>5</text:a></text:p>
          <text:p text:style-name="P110"><text:a xlink:type="simple" xlink:href="#__RefHeading__3079_956441209" text:style-name="Index_20_Link" text:visited-style-name="Index_20_Link">tba_cc_site_details<text:tab/>6</text:a></text:p>
          <text:p text:style-name="P111"><text:a xlink:type="simple" xlink:href="#__RefHeading__3081_956441209" text:style-name="Index_20_Link" text:visited-style-name="Index_20_Link">Fields specifications<text:tab/>6</text:a></text:p>
          <text:p text:style-name="P110"><text:a xlink:type="simple" xlink:href="#__RefHeading__3083_956441209" text:style-name="Index_20_Link" text:visited-style-name="Index_20_Link">tba_cards<text:tab/>7</text:a></text:p>
          <text:p text:style-name="P111"><text:a xlink:type="simple" xlink:href="#__RefHeading__3085_956441209" text:style-name="Index_20_Link" text:visited-style-name="Index_20_Link">Fields specifications<text:tab/>7</text:a></text:p>
          <text:p text:style-name="P110"><text:a xlink:type="simple" xlink:href="#__RefHeading__3087_956441209" text:style-name="Index_20_Link" text:visited-style-name="Index_20_Link">tba_cards_has_tba_user_account<text:tab/>8</text:a></text:p>
          <text:p text:style-name="P111"><text:a xlink:type="simple" xlink:href="#__RefHeading__3089_956441209" text:style-name="Index_20_Link" text:visited-style-name="Index_20_Link">Fields specifications<text:tab/>8</text:a></text:p>
          <text:p text:style-name="P110"><text:a xlink:type="simple" xlink:href="#__RefHeading__3091_956441209" text:style-name="Index_20_Link" text:visited-style-name="Index_20_Link">tba_transactions_log<text:tab/>9</text:a></text:p>
          <text:p text:style-name="P111"><text:a xlink:type="simple" xlink:href="#__RefHeading__3093_956441209" text:style-name="Index_20_Link" text:visited-style-name="Index_20_Link">Fields specifications<text:tab/>9</text:a></text:p>
          <text:p text:style-name="P110"><text:a xlink:type="simple" xlink:href="#__RefHeading__3095_956441209" text:style-name="Index_20_Link" text:visited-style-name="Index_20_Link">tba_parameters<text:tab/>10</text:a></text:p>
          <text:p text:style-name="P111"><text:a xlink:type="simple" xlink:href="#__RefHeading__3097_956441209" text:style-name="Index_20_Link" text:visited-style-name="Index_20_Link">Fields specifications<text:tab/>10</text:a></text:p>
          <text:p text:style-name="P92"><text:a xlink:type="simple" xlink:href="#__RefHeading__3510_956441209" text:style-name="Index_20_Link" text:visited-style-name="Index_20_Link">Application parameters<text:tab/>11</text:a></text:p>
        </text:index-body>
      </text:table-of-content>
      <text:p text:style-name="Standard"/>
      <text:h text:style-name="P91" text:outline-level="1"><text:bookmark-start text:name="__RefHeading__1617_2128831717"/>Introduction<text:bookmark-end text:name="__RefHeading__1617_2128831717"/></text:h>
      <text:p text:style-name="P79"><text:span text:style-name="T3">Present document is about ccdb </text:span><text:span text:style-name="T83">v.0.0.</text:span><text:span text:style-name="T109">5</text:span><text:span text:style-name="T83"> </text:span><text:span text:style-name="T3">schema structure and application C</text:span><text:span text:style-name="T81">o</text:span><text:span text:style-name="T3">passConnect <text:s/></text:span><text:span text:style-name="T95">system </text:span><text:span text:style-name="T3">parameter stored in ccdb tables.</text:span></text:p>
      <text:p text:style-name="P78"><text:span text:style-name="T95">A glossary of terms used in this document can be found in the CopassConnect requirements documentation available in Github at path </text:span><text:span text:style-name="T11">doc/CopassConnectRequirements</text:span><text:span text:style-name="T95">.</text:span></text:p>
      <text:p text:style-name="P9">ER schema picture and schema dump are available in CopassConnect Github repository :</text:p>
      <text:list xml:id="list21683057901" text:style-name="L1">
        <text:list-item>
          <text:p text:style-name="P10"><text:span text:style-name="T85">doc/ccdb_20121021_1</text:span><text:span text:style-name="T86">355</text:span><text:span text:style-name="T85">.pdf</text:span></text:p>
          <text:p text:style-name="P11"><text:span text:style-name="T84">ER schema </text:span><text:span text:style-name="T88">ccdb</text:span><text:span text:style-name="T84"> </text:span></text:p>
        </text:list-item>
      </text:list>
      <text:list xml:id="list1521782023" text:style-name="L2">
        <text:list-item>
          <text:p text:style-name="P49"><text:span text:style-name="T86">db/ccdb_</text:span><text:span text:style-name="T85">20121021_1</text:span><text:span text:style-name="T87">2</text:span><text:span text:style-name="T86">5</text:span><text:span text:style-name="T87">9</text:span><text:span text:style-name="T85">.</text:span><text:span text:style-name="T86">sql </text:span></text:p>
          <text:p text:style-name="P50">Schema ccdb filled with some example data.</text:p>
        </text:list-item>
      </text:list>
      <text:h text:style-name="P87" text:outline-level="1"><text:bookmark-start text:name="__RefHeading__1698_2128831717"/>Data Base coding standard<text:bookmark-end text:name="__RefHeading__1698_2128831717"/></text:h>
      <text:p text:style-name="P4"><text:span text:style-name="T42">All tables in ccdb schema </text:span><text:span text:style-name="T44">must </text:span><text:span text:style-name="T42">have InnoDB engine </text:span><text:span text:style-name="T43">and </text:span><text:span text:style-name="T35">utf8_general_ci</text:span><text:span text:style-name="T43"> as collation</text:span><text:span text:style-name="T42">.</text:span></text:p>
      <text:p text:style-name="P4"><text:span text:style-name="T3">All tables in ccdb </text:span><text:span text:style-name="T48">schema </text:span><text:span text:style-name="T3">must have standard name format </text:span><text:span text:style-name="T38">[</text:span><text:span text:style-name="T31">prefix</text:span><text:span text:style-name="T38">]_[</text:span><text:span text:style-name="T31">relation name</text:span><text:span text:style-name="T38">]</text:span><text:span text:style-name="T3">, for ccdb system tables prefix is </text:span><text:span text:style-name="T73">tba</text:span><text:span text:style-name="T41">.</text:span></text:p>
      <text:p text:style-name="P8"><text:span text:style-name="T46">Tables Primary Key (PK) are named as </text:span><text:span text:style-name="T40">id</text:span><text:span text:style-name="T46">.</text:span></text:p>
      <text:p text:style-name="P8"><text:span text:style-name="T46">Foreig</text:span><text:span text:style-name="T47">n</text:span><text:span text:style-name="T46"> Key (FK) are named when possible as </text:span><text:span text:style-name="T40">[</text:span><text:span text:style-name="T33">parent relation table</text:span><text:span text:style-name="T40">]_id</text:span></text:p>
      <text:p text:style-name="P51">Example :</text:p>
      <text:p text:style-name="P3"><text:span text:style-name="T9">tba_user_account</text:span><text:span text:style-name="T92"> have </text:span><text:span text:style-name="T9">id</text:span><text:span text:style-name="T92"> field as PK</text:span></text:p>
      <text:p text:style-name="P3"><text:span text:style-name="T9">tba_user_details</text:span><text:span text:style-name="T92"> have field </text:span><text:span text:style-name="T9">tba_user_account_id</text:span><text:span text:style-name="T92"> as FK referenced on </text:span><text:span text:style-name="T9">tba_user_account</text:span><text:span text:style-name="T92"> PK</text:span></text:p>
      <text:h text:style-name="P88" text:outline-level="1"><text:bookmark-start text:name="__RefHeading__1619_2128831717"/>Catalog<text:bookmark-end text:name="__RefHeading__1619_2128831717"/></text:h>
      <text:p text:style-name="P73">Schema catalog tables ccdb</text:p>
      <text:p text:style-name="P73"/>
      <text:h text:style-name="P93" text:outline-level="2"><draw:frame draw:style-name="fr1" draw:name="Object1" text:anchor-type="paragraph" svg:x="-0.0638in" svg:y="0.0028in" svg:width="7.4083in" svg:height="1.4492in" draw:z-index="0"><draw:object xlink:href="./Object 1" xlink:type="simple" xlink:show="embed" xlink:actuate="onLoad"/><draw:image xlink:href="./ObjectReplacements/Object 1" xlink:type="simple" xlink:show="embed" xlink:actuate="onLoad"/></draw:frame></text:h>
      <text:h text:style-name="P94" text:outline-level="2"/>
      <text:h text:style-name="P101" text:outline-level="2"><text:bookmark-start text:name="__RefHeading__1700_2128831717"/>tba_user_account<text:bookmark-end text:name="__RefHeading__1700_2128831717"/></text:h>
      <text:p text:style-name="P2"><text:span text:style-name="T82">The </text:span><text:span text:style-name="T4">tba_user_account</text:span><text:span text:style-name="T49"> table store application user core data information, it is </text:span><text:span text:style-name="T60">the </text:span><text:span text:style-name="T49">users regi</text:span><text:span text:style-name="T61">s</text:span><text:span text:style-name="T49">try.</text:span></text:p>
      <text:p text:style-name="P12"><draw:frame draw:style-name="fr2" draw:name="Object2" text:anchor-type="paragraph" svg:width="7.7134in" svg:height="2.1925in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Heading_20_3" text:outline-level="3"><text:bookmark-start text:name="__RefHeading__1255_956441209"/><text:span text:style-name="T54">Field</text:span><text:span text:style-name="T55">s</text:span><text:span text:style-name="T54"> specification</text:span><text:span text:style-name="T55">s</text:span><text:bookmark-end text:name="__RefHeading__1255_956441209"/></text:h>
      <text:p text:style-name="P6"><text:span text:style-name="T58">O</text:span><text:span text:style-name="T55">nly significant </text:span><text:span text:style-name="T57">or non-intuitive </text:span><text:span text:style-name="T55">fields have </text:span><text:span text:style-name="T56">are <text:s/></text:span><text:span text:style-name="T57">described.</text:span></text:p>
      <text:list xml:id="list869036725" text:style-name="L3">
        <text:list-item>
          <text:p text:style-name="P74"><text:span text:style-name="T32">id</text:span><text:span text:style-name="T53"> </text:span></text:p>
          <text:p text:style-name="P74"><text:span text:style-name="T50">Every user have a system </text:span><text:span text:style-name="T52">internal</text:span><text:span text:style-name="T50"> </text:span><text:span text:style-name="T5">id </text:span><text:span text:style-name="T50">as PK.</text:span></text:p>
        </text:list-item>
        <text:list-item>
          <text:p text:style-name="P74"><text:span text:style-name="T32">email</text:span><text:span text:style-name="T50"> </text:span></text:p>
          <text:p text:style-name="P74"><text:span text:style-name="T50">Every user must have a unique </text:span><text:span text:style-name="T5">email,</text:span><text:span text:style-name="T50"> </text:span><text:span text:style-name="T51">CopassConnect use t</text:span><text:span text:style-name="T50">he </text:span><text:span text:style-name="T5">email</text:span><text:span text:style-name="T50"> </text:span><text:span text:style-name="T51">as</text:span><text:span text:style-name="T50"> user login.</text:span></text:p>
        </text:list-item>
        <text:list-item>
          <text:p text:style-name="P52">password</text:p>
          <text:p text:style-name="P13">Login password</text:p>
        </text:list-item>
        <text:list-item>
          <text:p text:style-name="P52">cc_profile</text:p>
          <text:p text:style-name="P76"><text:span text:style-name="T76">CopassConnect profile, every user have a </text:span><text:span text:style-name="T36">cc_profile</text:span><text:span text:style-name="T76">.</text:span></text:p>
          <text:p text:style-name="P76"><text:span text:style-name="T76">Profile types are stored in </text:span><text:span text:style-name="T36">tba_parameters</text:span><text:span text:style-name="T76"> as csv list, profile defined are :</text:span></text:p>
          <text:p text:style-name="P75"><text:span text:style-name="T74">cc_admin</text:span><text:span text:style-name="T76"> </text:span><text:span text:style-name="T53"><text:s/>: </text:span><text:span text:style-name="T55">CopassConnect administrator</text:span></text:p>
          <text:p text:style-name="P75"><text:span text:style-name="T74">cs_admin</text:span><text:span text:style-name="T55"> : CopassConnect super user, it is administrator of a single CoSite</text:span></text:p>
        </text:list-item>
      </text:list>
      <text:p text:style-name="P5"><text:tab/><text:span text:style-name="T39">cc_user </text:span><text:span text:style-name="T45">: Simple CoSite user that are not able to login on CopassConnect</text:span></text:p>
      <text:list xml:id="list1682108308" text:style-name="L4">
        <text:list-item>
          <text:p text:style-name="P53">id_card</text:p>
          <text:p text:style-name="P15"><text:span text:style-name="T89">A id card is required only for a </text:span><text:span text:style-name="T6">cs_admin</text:span><text:span text:style-name="T89"> user. </text:span></text:p>
          <text:p text:style-name="P15"><text:span text:style-name="T91">H</text:span><text:span text:style-name="T89">andle of this mandatory is demanded to application logic.</text:span></text:p>
        </text:list-item>
        <text:list-item>
          <text:p text:style-name="P54">engagement_level</text:p>
          <text:p text:style-name="P15"><text:span text:style-name="T90">It's only for </text:span><text:span text:style-name="T7">cc_user </text:span><text:span text:style-name="T90">profile.</text:span></text:p>
          <text:p text:style-name="P15"><text:span text:style-name="T90">It's a </text:span><text:span text:style-name="T91">numeric </text:span><text:span text:style-name="T90">paramiter </text:span><text:span text:style-name="T91">filled</text:span><text:span text:style-name="T90"> by a </text:span><text:span text:style-name="T7">cs_admin.</text:span></text:p>
          <text:p text:style-name="P77"><text:soft-page-break/><text:span text:style-name="T77">Max engagement level a</text:span><text:span text:style-name="T76">s </text:span><text:span text:style-name="T78">INT</text:span><text:span text:style-name="T76"> are stored in </text:span><text:span text:style-name="T36">tba_parameters, </text:span><text:span text:style-name="T77">parameter name is </text:span><text:span text:style-name="T37">engagement_level</text:span><text:span text:style-name="T76">, </text:span><text:span text:style-name="T77">actual value is 10</text:span><text:span text:style-name="T76">.</text:span></text:p>
        </text:list-item>
      </text:list>
      <text:h text:style-name="Heading_20_2" text:outline-level="2"><text:bookmark-start text:name="__RefHeading__1257_956441209"/><text:span text:style-name="T49">tba_user_</text:span><text:span text:style-name="T59">details</text:span><text:bookmark-end text:name="__RefHeading__1257_956441209"/></text:h>
      <text:p text:style-name="P7"><text:span text:style-name="T59">The </text:span><text:span text:style-name="T8">tba_user_details</text:span><text:span text:style-name="T59"> store information about users.</text:span></text:p>
      <text:p text:style-name="P7"><draw:frame draw:style-name="fr1" draw:name="Object3" text:anchor-type="paragraph" svg:x="-0.3937in" svg:y="0.55in" svg:width="7.7134in" svg:height="0.8717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59">Every textual information type could be filled in this table in form of </text:span><text:span text:style-name="T75">key-&gt;value</text:span><text:span text:style-name="T79">.</text:span></text:p>
      <text:p text:style-name="P14"/>
      <text:h text:style-name="P105" text:outline-level="3"/>
      <text:h text:style-name="P104" text:outline-level="3"><text:bookmark-start text:name="__RefHeading__1259_956441209"/><text:span text:style-name="T54">Field</text:span><text:span text:style-name="T55">s</text:span><text:span text:style-name="T54"> specification</text:span><text:span text:style-name="T55">s</text:span><text:bookmark-end text:name="__RefHeading__1259_956441209"/></text:h>
      <text:list xml:id="list905086543" text:style-name="L5">
        <text:list-item>
          <text:p text:style-name="P57">tba_user_account_id</text:p>
          <text:p text:style-name="P16"><text:span text:style-name="T93">FK of <text:s/></text:span><text:span text:style-name="T10">tba_user_account</text:span><text:span text:style-name="T93"> field </text:span><text:span text:style-name="T10">id</text:span></text:p>
        </text:list-item>
        <text:list-item>
          <text:p text:style-name="P70">label</text:p>
          <text:p text:style-name="P22">Detail name <text:span text:style-name="T94">(key)</text:span>, for example : <text:s/>facebook, web site, fax, mobile ...</text:p>
        </text:list-item>
        <text:list-item>
          <text:p text:style-name="P70">value</text:p>
          <text:p text:style-name="P21">Detail value</text:p>
        </text:list-item>
        <text:list-item>
          <text:p text:style-name="P70">priority</text:p>
          <text:p text:style-name="P21">Through this field it's possible to define particular order to enlist user details</text:p>
        </text:list-item>
      </text:list>
      <text:h text:style-name="P96" text:outline-level="2"><text:span text:style-name="T95"/></text:h>
      <text:h text:style-name="P100" text:outline-level="2"><text:bookmark-start text:name="__RefHeading__3075_956441209"/><text:span text:style-name="T95">tba_cc_site</text:span><text:bookmark-end text:name="__RefHeading__3075_956441209"/></text:h>
      <text:p text:style-name="P78"><text:span text:style-name="T49">The </text:span><text:span text:style-name="T4">tba_</text:span><text:span text:style-name="T11">cc</text:span><text:span text:style-name="T4">_</text:span><text:span text:style-name="T11">site</text:span><text:span text:style-name="T49"> table store </text:span><text:span text:style-name="T62">Co</text:span><text:span text:style-name="T63">pass s</text:span><text:span text:style-name="T62">ite</text:span><text:span text:style-name="T49"> core data information, it is </text:span><text:span text:style-name="T60">the </text:span><text:span text:style-name="T63">CoSite</text:span><text:span text:style-name="T49"> regi</text:span><text:span text:style-name="T61">s</text:span><text:span text:style-name="T49">try.</text:span></text:p>
      <text:p text:style-name="P80"><text:span text:style-name="T64">Every CoSite is handled by a single user with </text:span><text:span text:style-name="T12">cs_admin</text:span><text:span text:style-name="T64"> profile.</text:span></text:p>
      <text:h text:style-name="P106" text:outline-level="3"><draw:frame draw:style-name="fr2" draw:name="Object4" text:anchor-type="paragraph" svg:width="7.8744in" svg:height="2.0252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49"/></text:h>
      <text:h text:style-name="P106" text:outline-level="3"><text:bookmark-start text:name="__RefHeading__3077_956441209"/><text:span text:style-name="T54">Field</text:span><text:span text:style-name="T55">s</text:span><text:span text:style-name="T54"> specification</text:span><text:span text:style-name="T55">s</text:span><text:bookmark-end text:name="__RefHeading__3077_956441209"/></text:h>
      <text:list xml:id="list1877021259" text:continue-numbering="true" text:style-name="L5">
        <text:list-item>
          <text:p text:style-name="P58"><text:span text:style-name="T97">Id</text:span></text:p>
          <text:p text:style-name="P24"><text:span text:style-name="T98">Every </text:span><text:span text:style-name="T97">CoSite</text:span><text:span text:style-name="T98"> have a system </text:span><text:span text:style-name="T99">internal</text:span><text:span text:style-name="T98"> </text:span><text:span text:style-name="T5">id </text:span><text:span text:style-name="T98">as PK.</text:span></text:p>
        </text:list-item>
        <text:list-item>
          <text:p text:style-name="P58">tba_user_account_id</text:p>
          <text:p text:style-name="P17"><text:span text:style-name="T93">FK of <text:s/></text:span><text:span text:style-name="T10">tba_user_account</text:span><text:span text:style-name="T93"> field </text:span><text:span text:style-name="T10">id.</text:span></text:p>
          <text:p text:style-name="P17"><text:span text:style-name="T96">Only user with </text:span><text:span text:style-name="T13">cs_profile </text:span><text:span text:style-name="T96">may be referenced to this field.</text:span></text:p>
        </text:list-item>
        <text:list-item>
          <text:p text:style-name="P55"><text:span text:style-name="T100">name</text:span></text:p>
          <text:p text:style-name="P18"><text:span text:style-name="T100">It's the unique name of the CoSite</text:span></text:p>
        </text:list-item>
        <text:list-item>
          <text:p text:style-name="P55"><text:span text:style-name="T100">fiscal_id</text:span></text:p>
          <text:p text:style-name="P18"><text:span text:style-name="T100">It's a fiscal id of CoSite, could be null for so</text:span><text:span text:style-name="T100">me country.</text:span></text:p>
        </text:list-item>
        <text:list-item>
          <text:p text:style-name="P55"><text:span text:style-name="T100">fiscal_id_type</text:span></text:p>
          <text:p text:style-name="P18"><text:span text:style-name="T100">Fiscal id type, could be stored in a </text:span><text:span text:style-name="T14">tba_parameter</text:span><text:span text:style-name="T100"> like a cvs list.</text:span></text:p>
        </text:list-item>
        <text:list-item>
          <text:p text:style-name="P55"><text:span text:style-name="T100">Status</text:span></text:p>
          <text:p text:style-name="P19"><text:span text:style-name="T100">It's status of a CoSite, possible status available are stored in a </text:span><text:span text:style-name="T14">tba_parameter </text:span><text:span text:style-name="T100">in </text:span><text:span text:style-name="T101">parameter named </text:span><text:span text:style-name="T14">cc_site_status</text:span></text:p>
        </text:list-item>
        <text:list-item>
          <text:p text:style-name="P19"><text:span text:style-name="T34">email</text:span></text:p>
          <text:p text:style-name="P19"><text:span text:style-name="T102">It</text:span><text:span text:style-name="T100"> </text:span><text:span text:style-name="T102">'s email dedicated to a CoSite.</text:span></text:p>
        </text:list-item>
        <text:list-item>
          <text:p text:style-name="P56"><text:span text:style-name="T102">card_cost</text:span></text:p>
          <text:p text:style-name="P19"><text:span text:style-name="T102">It's the amount deducted by CopassConnect at every card generation.</text:span></text:p>
          <text:p text:style-name="P19"><text:span text:style-name="T102">The amount deducted it's peculiar for every CoSite and it's defined by </text:span><text:span text:style-name="T15">cc_admin </text:span><text:span text:style-name="T102">user at </text:span><text:soft-page-break/><text:span text:style-name="T102">validation time.</text:span></text:p>
        </text:list-item>
        <text:list-item>
          <text:p text:style-name="P56"><text:span text:style-name="T102">day_pass</text:span></text:p>
        </text:list-item>
      </text:list>
      <text:h text:style-name="P95" text:outline-level="2"><text:bookmark-start text:name="__RefHeading__3079_956441209"/><text:span text:style-name="T103">tba_</text:span><text:span text:style-name="T104">cc_site_details</text:span><text:bookmark-end text:name="__RefHeading__3079_956441209"/></text:h>
      <text:p text:style-name="P83"><text:span text:style-name="T59">The </text:span><text:span text:style-name="T8">tba_</text:span><text:span text:style-name="T16">cc_site</text:span><text:span text:style-name="T8">_details</text:span><text:span text:style-name="T59"> store information about </text:span><text:span text:style-name="T67">CoSite</text:span><text:span text:style-name="T59">.</text:span></text:p>
      <text:p text:style-name="P83"><text:span text:style-name="T59">Every textual information type could be filled in this table in form of </text:span><text:span text:style-name="T75">key-&gt;value</text:span><text:span text:style-name="T79">.</text:span></text:p>
      <text:h text:style-name="P107" text:outline-level="3"><draw:frame draw:style-name="fr2" draw:name="Object5" text:anchor-type="paragraph" svg:width="7.8744in" svg:height="0.6957in" draw:z-index="4"><draw:object xlink:href="./Object 5" xlink:type="simple" xlink:show="embed" xlink:actuate="onLoad"/><draw:image xlink:href="./ObjectReplacements/Object 5" xlink:type="simple" xlink:show="embed" xlink:actuate="onLoad"/></draw:frame><text:span text:style-name="T54"/></text:h>
      <text:h text:style-name="P107" text:outline-level="3"><text:bookmark-start text:name="__RefHeading__3081_956441209"/><text:span text:style-name="T54">Field</text:span><text:span text:style-name="T55">s</text:span><text:span text:style-name="T54"> specification</text:span><text:span text:style-name="T55">s</text:span><text:bookmark-end text:name="__RefHeading__3081_956441209"/></text:h>
      <text:list xml:id="list1614357604" text:continue-numbering="true" text:style-name="L5">
        <text:list-item>
          <text:p text:style-name="P61">tba_user_account_id</text:p>
          <text:p text:style-name="P20"><text:span text:style-name="T93">FK of <text:s/></text:span><text:span text:style-name="T10">tba_</text:span><text:span text:style-name="T17">cc</text:span><text:span text:style-name="T10">_</text:span><text:span text:style-name="T17">site</text:span><text:span text:style-name="T93"> field </text:span><text:span text:style-name="T10">id</text:span></text:p>
        </text:list-item>
        <text:list-item>
          <text:p text:style-name="P71">label</text:p>
          <text:p text:style-name="P23">Detail name <text:span text:style-name="T94">(key)</text:span>, for example : <text:s/>facebook, web site, fax, mobile ...</text:p>
        </text:list-item>
        <text:list-item>
          <text:p text:style-name="P71">value</text:p>
          <text:p text:style-name="P23">Detail value</text:p>
        </text:list-item>
        <text:list-item>
          <text:p text:style-name="P71">priority</text:p>
          <text:p text:style-name="P23"><text:span text:style-name="T55">Through this field it's possible to define particular order to enlist user details</text:span></text:p>
        </text:list-item>
      </text:list>
      <text:p text:style-name="P44"><text:span text:style-name="T98"/></text:p>
      <text:h text:style-name="P97" text:outline-level="2"><text:span text:style-name="T103"/></text:h>
      <text:h text:style-name="P102" text:outline-level="2"><text:bookmark-start text:name="__RefHeading__3083_956441209"/><text:span text:style-name="T103">tba_</text:span><text:span text:style-name="T105">cards</text:span><text:bookmark-end text:name="__RefHeading__3083_956441209"/></text:h>
      <text:p text:style-name="P84"><text:span text:style-name="T59">The </text:span><text:span text:style-name="T8">tba_</text:span><text:span text:style-name="T16">c</text:span><text:span text:style-name="T23">ard</text:span><text:span text:style-name="T8">s</text:span><text:span text:style-name="T59"> store information about </text:span><text:span text:style-name="T68">cards assigned to the </text:span><text:span text:style-name="T23">cc_user</text:span><text:span text:style-name="T59">.</text:span></text:p>
      <text:p text:style-name="P81"><draw:frame draw:style-name="fr1" draw:name="Object6" text:anchor-type="paragraph" svg:x="-0.6083in" svg:y="0.1563in" svg:width="8.1425in" svg:height="1.2228in" draw:z-index="5"><draw:object xlink:href="./Object 6" xlink:type="simple" xlink:show="embed" xlink:actuate="onLoad"/><draw:image xlink:href="./ObjectReplacements/Object 6" xlink:type="simple" xlink:show="embed" xlink:actuate="onLoad"/></draw:frame><text:span text:style-name="T66"/></text:p>
      <text:h text:style-name="P108" text:outline-level="3"><text:bookmark-start text:name="__RefHeading__3085_956441209"/><text:span text:style-name="T54">Field</text:span><text:span text:style-name="T55">s</text:span><text:span text:style-name="T54"> specification</text:span><text:span text:style-name="T55">s</text:span><text:bookmark-end text:name="__RefHeading__3085_956441209"/></text:h>
      <text:list xml:id="list573214372" text:continue-numbering="true" text:style-name="L5">
        <text:list-item>
          <text:p text:style-name="P59"><text:span text:style-name="T97">Id</text:span></text:p>
          <text:p text:style-name="P25"><text:span text:style-name="T98">Every </text:span><text:span text:style-name="T111">cards is identified by a unique code that to be defined</text:span></text:p>
          <text:p text:style-name="P26"><text:span text:style-name="T112">A</text:span><text:span text:style-name="T111"> </text:span><text:span text:style-name="T112">proposal </text:span><text:span text:style-name="T111">format could be like :</text:span></text:p>
          <text:list>
            <text:list-header>
              <text:p text:style-name="P27"><text:span text:style-name="T111">[card_type:</text:span><text:span text:style-name="T112">(VC|CC)</text:span><text:span text:style-name="T111">] </text:span></text:p>
              <text:p text:style-name="P27"><text:span text:style-name="T111">[CoSite generator cc_site_id:</text:span><text:span text:style-name="T112">(99999999999)</text:span><text:span text:style-name="T111">] </text:span></text:p>
              <text:p text:style-name="P27"><text:span text:style-name="T111">[random code </text:span><text:span text:style-name="T113">7 alphanumeric</text:span><text:span text:style-name="T111">]</text:span></text:p>
              <text:p text:style-name="P28"><text:span text:style-name="T113">For esxample : </text:span></text:p>
              <text:p text:style-name="P28"><text:span text:style-name="T114">for a </text:span><text:span text:style-name="T18">credit_card <text:s text:c="2"/></text:span><text:span text:style-name="T114">: </text:span><text:span text:style-name="T113">C</text:span><text:span text:style-name="T112">C00000000001</text:span><text:span text:style-name="T113">A1234B9 </text:span></text:p>
              <text:p text:style-name="P28"><text:span text:style-name="T114">for a </text:span><text:span text:style-name="T18">virtual_card <text:s/></text:span><text:span text:style-name="T114">: </text:span><text:span text:style-name="T113"><text:s/>V</text:span><text:span text:style-name="T112">C00000000001</text:span><text:span text:style-name="T114">B4</text:span><text:span text:style-name="T113">2</text:span><text:span text:style-name="T114">H</text:span><text:span text:style-name="T113">4</text:span><text:span text:style-name="T114">C0</text:span></text:p>
            </text:list-header>
          </text:list>
        </text:list-item>
        <text:list-item>
          <text:p text:style-name="P62"><text:span text:style-name="T114">tba_cc_site_id_generator</text:span></text:p>
          <text:p text:style-name="P28"><text:span text:style-name="T93">FK</text:span><text:span text:style-name="T10"> </text:span><text:span text:style-name="T93">of</text:span><text:span text:style-name="T10"> <text:s/>tba_</text:span><text:span text:style-name="T17">cc</text:span><text:span text:style-name="T10">_</text:span><text:span text:style-name="T17">site</text:span><text:span text:style-name="T10"> </text:span><text:span text:style-name="T93">field</text:span><text:span text:style-name="T10"> id</text:span></text:p>
          <text:p text:style-name="P28"><text:span text:style-name="T114">It's id of CoSite who assigned the card</text:span></text:p>
          <text:p text:style-name="P28"><text:span text:style-name="T114">Cards generation are automatic at time of </text:span><text:span text:style-name="T18">cc_user</text:span><text:span text:style-name="T114"> registration</text:span></text:p>
        </text:list-item>
        <text:list-item>
          <text:p text:style-name="P63"><text:span text:style-name="T115">tba_cc_site_id_owner</text:span></text:p>
          <text:p text:style-name="P29"><text:span text:style-name="T93">FK</text:span><text:span text:style-name="T10"> </text:span><text:span text:style-name="T93">of</text:span><text:span text:style-name="T10"> <text:s/>tba_</text:span><text:span text:style-name="T17">cc</text:span><text:span text:style-name="T10">_</text:span><text:span text:style-name="T17">site</text:span><text:span text:style-name="T10"> </text:span><text:span text:style-name="T93">field</text:span><text:span text:style-name="T10"> id</text:span></text:p>
          <text:p text:style-name="P30"><text:span text:style-name="T115">It's id of CoSite who had charged the card.</text:span></text:p>
          <text:p text:style-name="P30"><text:span text:style-name="T116">Credit</text:span><text:span text:style-name="T19"> </text:span><text:span text:style-name="T116">charge operation on </text:span><text:span text:style-name="T19">credit_card</text:span><text:span text:style-name="T116"> it is possible only if </text:span><text:span text:style-name="T19">credits_amount</text:span><text:span text:style-name="T116"> on card is 0</text:span></text:p>
        </text:list-item>
        <text:list-item>
          <text:p text:style-name="P65"><text:span text:style-name="T119">credits_amount</text:span></text:p>
          <text:p text:style-name="P33"><text:span text:style-name="T119">Credits charged on card</text:span></text:p>
        </text:list-item>
        <text:list-item>
          <text:p text:style-name="P64"><text:span text:style-name="T117">card_type</text:span></text:p>
          <text:p text:style-name="P31"><text:span text:style-name="T117">Card types are </text:span><text:span text:style-name="T20">credit_card</text:span><text:span text:style-name="T117"> or </text:span><text:span text:style-name="T20">virtual_card</text:span><text:span text:style-name="T117">, specifications of <text:s/>types and functions of cards type are available on documentation </text:span><text:span text:style-name="T20">doc/CopassConnectRequirements.odt</text:span></text:p>
          <text:p text:style-name="P32"><text:soft-page-break/><text:span text:style-name="T118">Parameter named </text:span><text:span text:style-name="T21">card_type</text:span><text:span text:style-name="T118"> in </text:span><text:span text:style-name="T21">tba_parameters</text:span><text:span text:style-name="T118"> store label of card types.</text:span></text:p>
        </text:list-item>
        <text:list-item>
          <text:p text:style-name="P48"><text:span text:style-name="T22">status</text:span></text:p>
          <text:p text:style-name="P34"><text:span text:style-name="T120">Status available for cards are stored on parameter named </text:span><text:span text:style-name="T22">card_status</text:span><text:span text:style-name="T120"> on </text:span><text:span text:style-name="T22">tba_parameters</text:span></text:p>
        </text:list-item>
      </text:list>
      <text:p text:style-name="P45"><text:span text:style-name="T98"/></text:p>
      <text:h text:style-name="P99" text:outline-level="2"><text:bookmark-start text:name="__RefHeading__3087_956441209"/><text:span text:style-name="Source_20_Text"><text:span text:style-name="T110">tba_cards_has_tba_user_account</text:span></text:span><text:bookmark-end text:name="__RefHeading__3087_956441209"/></text:h>
      <text:p text:style-name="P85"><text:span text:style-name="T69">Table that realize n to m relationship between </text:span><text:span text:style-name="T24">cc_users</text:span><text:span text:style-name="T69"> and cards</text:span></text:p>
      <text:p text:style-name="P81"><draw:frame draw:style-name="fr2" draw:name="Object7" text:anchor-type="paragraph" svg:width="8.1425in" svg:height="0.6957in" draw:z-index="6"><draw:object xlink:href="./Object 7" xlink:type="simple" xlink:show="embed" xlink:actuate="onLoad"/><draw:image xlink:href="./ObjectReplacements/Object 7" xlink:type="simple" xlink:show="embed" xlink:actuate="onLoad"/></draw:frame><text:span text:style-name="T65"/></text:p>
      <text:h text:style-name="P108" text:outline-level="3"><text:bookmark-start text:name="__RefHeading__3089_956441209"/><text:span text:style-name="T54">Field</text:span><text:span text:style-name="T55">s</text:span><text:span text:style-name="T54"> specification</text:span><text:span text:style-name="T55">s</text:span><text:bookmark-end text:name="__RefHeading__3089_956441209"/></text:h>
      <text:list xml:id="list1847862274" text:continue-numbering="true" text:style-name="L5">
        <text:list-item>
          <text:p text:style-name="P66"><text:span text:style-name="T121">tba_user_account_id</text:span></text:p>
          <text:p text:style-name="P36"><text:span text:style-name="T93">FK</text:span><text:span text:style-name="T10"> </text:span><text:span text:style-name="T93">of</text:span><text:span text:style-name="T10"> <text:s/>tba_</text:span><text:span text:style-name="T25">user</text:span><text:span text:style-name="T10">_</text:span><text:span text:style-name="T25">account</text:span><text:span text:style-name="T10"> </text:span><text:span text:style-name="T93">field</text:span><text:span text:style-name="T10"> id</text:span></text:p>
          <text:p text:style-name="P36"><text:span text:style-name="T122">Only a </text:span><text:span text:style-name="T25">cc_user </text:span><text:span text:style-name="T122">profiled user have cards</text:span></text:p>
        </text:list-item>
        <text:list-item>
          <text:p text:style-name="P66"><text:span text:style-name="T121">tba_cards_id</text:span></text:p>
          <text:p text:style-name="P36"><text:span text:style-name="T93">FK</text:span><text:span text:style-name="T10"> </text:span><text:span text:style-name="T93">of</text:span><text:span text:style-name="T10"> <text:s/>tba_</text:span><text:span text:style-name="T26">cards</text:span><text:span text:style-name="T10"> </text:span><text:span text:style-name="T93">field</text:span><text:span text:style-name="T10"> id</text:span></text:p>
        </text:list-item>
        <text:list-item>
          <text:p text:style-name="P66"><text:span text:style-name="T121">status</text:span></text:p>
          <text:p text:style-name="P72"><text:span text:style-name="T70">Status of a card bound between a </text:span><text:span text:style-name="T123">cc_user</text:span><text:span text:style-name="T70"> and a card</text:span></text:p>
          <text:p text:style-name="P72"><text:span text:style-name="T70">Parameter <text:s/></text:span><text:span text:style-name="T121">card_bind_users_status</text:span><text:span text:style-name="T68"> </text:span><text:span text:style-name="T70">in </text:span><text:span text:style-name="T123">tba_parameters</text:span><text:span text:style-name="T70"> </text:span><text:span text:style-name="T71">store the available values o </text:span><text:span text:style-name="T124">status</text:span></text:p>
          <text:p text:style-name="P35"><text:span text:style-name="T121"/></text:p>
        </text:list-item>
      </text:list>
      <text:h text:style-name="P98" text:outline-level="2"><text:span text:style-name="T103"/></text:h>
      <text:h text:style-name="P103" text:outline-level="2"><text:bookmark-start text:name="__RefHeading__3091_956441209"/><text:span text:style-name="T103">tba_</text:span><text:span text:style-name="T106">transactions_log</text:span><text:bookmark-end text:name="__RefHeading__3091_956441209"/></text:h>
      <text:p text:style-name="P86"><text:span text:style-name="T72">It is log of transactions executed by CoSite on cards</text:span></text:p>
      <text:p text:style-name="P82"><draw:frame draw:style-name="fr3" draw:name="Object8" text:anchor-type="paragraph" svg:width="8.1189in" svg:height="1.6811in" draw:z-index="7"><draw:object xlink:href="./Object 8" xlink:type="simple" xlink:show="embed" xlink:actuate="onLoad"/><draw:image xlink:href="./ObjectReplacements/Object 8" xlink:type="simple" xlink:show="embed" xlink:actuate="onLoad"/></draw:frame><text:span text:style-name="T65"/></text:p>
      <text:h text:style-name="P109" text:outline-level="3"><text:bookmark-start text:name="__RefHeading__3093_956441209"/><text:span text:style-name="T54">Field</text:span><text:span text:style-name="T55">s</text:span><text:span text:style-name="T54"> specification</text:span><text:span text:style-name="T55">s</text:span><text:bookmark-end text:name="__RefHeading__3093_956441209"/></text:h>
      <text:list xml:id="list1078074760" text:continue-numbering="true" text:style-name="L5">
        <text:list-item>
          <text:p text:style-name="P60"><text:span text:style-name="T97">Id</text:span></text:p>
          <text:p text:style-name="P37"><text:span text:style-name="T98">Every </text:span><text:span text:style-name="T125">transaction</text:span><text:span text:style-name="T111"> is identified by a unique </text:span><text:span text:style-name="T125">autogenerated internal id</text:span></text:p>
        </text:list-item>
        <text:list-item>
          <text:p text:style-name="P68"><text:span text:style-name="T132">tba_cards_id</text:span></text:p>
          <text:p text:style-name="P40"><text:span text:style-name="T93">FK</text:span><text:span text:style-name="T10"> </text:span><text:span text:style-name="T93">of</text:span><text:span text:style-name="T10"> <text:s/>tba_</text:span><text:span text:style-name="T26">cards</text:span><text:span text:style-name="T10"> </text:span><text:span text:style-name="T93">field</text:span><text:span text:style-name="T10"> id</text:span></text:p>
        </text:list-item>
        <text:list-item>
          <text:p text:style-name="P68"><text:span text:style-name="T132">tba_cc_site_id_start</text:span></text:p>
          <text:p text:style-name="P40"><text:span text:style-name="T93">FK</text:span><text:span text:style-name="T10"> </text:span><text:span text:style-name="T93">of</text:span><text:span text:style-name="T10"> <text:s/>tba_</text:span><text:span text:style-name="T17">cc</text:span><text:span text:style-name="T10">_</text:span><text:span text:style-name="T17">site</text:span><text:span text:style-name="T10"> </text:span><text:span text:style-name="T93">field</text:span><text:span text:style-name="T10"> id </text:span><text:span text:style-name="T133">who execute transaction</text:span></text:p>
        </text:list-item>
        <text:list-item>
          <text:p text:style-name="P68"><text:span text:style-name="T132">type</text:span></text:p>
          <text:p text:style-name="P42"><text:span text:style-name="T135">Type of transaction available from parameter </text:span><text:span text:style-name="T29">transaction_type</text:span><text:span text:style-name="T135"> on </text:span><text:span text:style-name="T29">tba_transactios</text:span></text:p>
        </text:list-item>
        <text:list-item>
          <text:p text:style-name="P68"><text:span text:style-name="T132">tba_cc_site_id_end</text:span></text:p>
          <text:p text:style-name="P41"><text:span text:style-name="T93">FK</text:span><text:span text:style-name="T10"> </text:span><text:span text:style-name="T93">of</text:span><text:span text:style-name="T10"> <text:s/>tba_</text:span><text:span text:style-name="T17">cc</text:span><text:span text:style-name="T10">_</text:span><text:span text:style-name="T17">site</text:span><text:span text:style-name="T10"> </text:span><text:span text:style-name="T93">field</text:span><text:span text:style-name="T10"> id </text:span><text:span text:style-name="T133">who own credits on card</text:span></text:p>
        </text:list-item>
        <text:list-item>
          <text:p text:style-name="P68"><text:span text:style-name="T132">credits</text:span></text:p>
        </text:list-item>
      </text:list>
      <text:p text:style-name="P69"><text:span text:style-name="T134"><text:tab/></text:span><text:span text:style-name="T80">Credit amount charged on card</text:span></text:p>
      <text:list xml:id="list1965932328" text:continue-numbering="true" text:style-name="L5">
        <text:list-item>
          <text:p text:style-name="P68"><text:span text:style-name="T132">status</text:span></text:p>
          <text:p text:style-name="P43"><text:span text:style-name="T134">Status of transaction </text:span><text:span text:style-name="T136">available from parameter </text:span><text:span text:style-name="T29">transaction_</text:span><text:span text:style-name="T30">status</text:span><text:span text:style-name="T135"> on </text:span><text:span text:style-name="T29">tba_transactios</text:span></text:p>
        </text:list-item>
      </text:list>
      <text:h text:style-name="P98" text:outline-level="2"><text:span text:style-name="T103"/></text:h>
      <text:h text:style-name="P103" text:outline-level="2"><text:bookmark-start text:name="__RefHeading__3095_956441209"/><text:span text:style-name="T103">tba_</text:span><text:span text:style-name="T107">parameters</text:span><text:bookmark-end text:name="__RefHeading__3095_956441209"/></text:h>
      <text:p text:style-name="P82"><text:span text:style-name="T65"/></text:p>
      <text:p text:style-name="P82"><draw:frame draw:style-name="fr2" draw:name="Object9" text:anchor-type="paragraph" svg:width="8.1425in" svg:height="1.2228in" draw:z-index="8"><draw:object xlink:href="./Object 9" xlink:type="simple" xlink:show="embed" xlink:actuate="onLoad"/><draw:image xlink:href="./ObjectReplacements/Object 9" xlink:type="simple" xlink:show="embed" xlink:actuate="onLoad"/></draw:frame><text:span text:style-name="T65"/></text:p>
      <text:h text:style-name="P109" text:outline-level="3"><text:bookmark-start text:name="__RefHeading__3097_956441209"/><text:span text:style-name="T54">Field</text:span><text:span text:style-name="T55">s</text:span><text:span text:style-name="T54"> specification</text:span><text:span text:style-name="T55">s</text:span><text:bookmark-end text:name="__RefHeading__3097_956441209"/></text:h>
      <text:list xml:id="list1456521171" text:continue-numbering="true" text:style-name="L5">
        <text:list-item>
          <text:p text:style-name="P60"><text:span text:style-name="T97">Id</text:span></text:p>
          <text:p text:style-name="P37"><text:span text:style-name="T98">Every </text:span><text:span text:style-name="T127">parameter</text:span><text:span text:style-name="T111"> is identified by a unique </text:span><text:span text:style-name="T125">autogenerated internal id</text:span></text:p>
        </text:list-item>
        <text:list-item>
          <text:p text:style-name="P67"><text:span text:style-name="T126">name</text:span></text:p>
          <text:p text:style-name="P38"><text:span text:style-name="T128">Unique name of parameter</text:span></text:p>
        </text:list-item>
        <text:list-item>
          <text:p text:style-name="P67"><text:span text:style-name="T126">type</text:span></text:p>
          <text:p text:style-name="P38"><text:span text:style-name="T128">Category of parameter (label,system ...)</text:span></text:p>
        </text:list-item>
        <text:list-item>
          <text:p text:style-name="P67"><text:span text:style-name="T126">encode</text:span></text:p>
          <text:p text:style-name="P38"><text:span text:style-name="T128">Encode type of <text:s/>values in </text:span><text:span text:style-name="T27">value</text:span><text:span text:style-name="T128"> field (cvs,json,int ...)</text:span></text:p>
          <text:p text:style-name="P67"><text:span text:style-name="T126"/></text:p>
        </text:list-item>
        <text:list-item>
          <text:p text:style-name="P67"><text:span text:style-name="T126">value</text:span></text:p>
          <text:p text:style-name="P39"><text:span text:style-name="T129">Value stored</text:span></text:p>
        </text:list-item>
      </text:list>
      <text:h text:style-name="P89" text:outline-level="1"><text:span text:style-name="T130"/></text:h>
      <text:h text:style-name="P90" text:outline-level="1"><text:bookmark-start text:name="__RefHeading__3510_956441209"/><text:span text:style-name="T130">Application parameters</text:span><text:bookmark-end text:name="__RefHeading__3510_956441209"/></text:h>
      <text:p text:style-name="P46"><text:span text:style-name="T130">Parameters are stored on </text:span><text:span text:style-name="T28">tba_parameters.</text:span></text:p>
      <text:p text:style-name="P47"><text:span text:style-name="T131">Parameters are used by application tier.</text:span></text:p>
      <text:p text:style-name="P46"><draw:frame draw:style-name="fr1" draw:name="Object10" text:anchor-type="paragraph" svg:x="0.1965in" svg:y="-0.002in" svg:width="6.5291in" svg:height="4.6193in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134142"/>
    </style:style>
    <style:style style:name="MT1" style:family="text">
      <style:text-properties officeooo:rsid="00134142"/>
    </style:style>
    <style:style style:name="MT2" style:family="text">
      <style:text-properties officeooo:rsid="001330a1"/>
    </style:style>
    <style:style style:name="MT3" style:family="text">
      <style:text-properties officeooo:rsid="004a8804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</text:span><text:span text:style-name="MT2">cdb version 0.0.</text:span><text:span text:style-name="MT3">5</text:span><text:span text:style-name="MT2"> structure <text:tab/><text:tab/></text:span><text:span text:style-name="MT2"><text:page-number text:select-page="current">11</text:page-number></text:span><text:span text:style-name="MT2"> of </text:span><text:span text:style-name="MT2"><text:page-count>1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to </meta:initial-creator>
    <meta:creation-date>2012-10-23T09:11:24</meta:creation-date>
    <meta:generator>LibreOffice/3.6$Linux_X86_64 LibreOffice_project/360m1$Build-102</meta:generator>
    <dc:date>2012-10-23T18:37:20</dc:date>
    <dc:creator>unto </dc:creator>
    <meta:editing-duration>PT7H26M5S</meta:editing-duration>
    <meta:editing-cycles>113</meta:editing-cycles>
    <meta:document-statistic meta:table-count="0" meta:image-count="0" meta:object-count="10" meta:page-count="11" meta:paragraph-count="180" meta:word-count="1070" meta:character-count="6633" meta:non-whitespace-character-count="58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2.2547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4.3563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>
            <text:p>TABLE_SCHEMA </text:p>
          </table:table-cell>
          <table:table-cell table:style-name="ce1" office:value-type="string">
            <text:p>TABLE_NAME </text:p>
          </table:table-cell>
          <table:table-cell table:style-name="ce1" office:value-type="string">
            <text:p>ENGINE</text:p>
          </table:table-cell>
          <table:table-cell table:style-name="ce1" office:value-type="string">
            <text:p>SYNOPSIS</text:p>
          </table:table-cell>
        </table:table-row>
        <table:table-row table:style-name="ro1">
          <table:table-cell/>
          <table:table-cell office:value-type="string">
            <text:p>ccdb </text:p>
          </table:table-cell>
          <table:table-cell office:value-type="string">
            <text:p>tba_cards </text:p>
          </table:table-cell>
          <table:table-cell office:value-type="string">
            <text:p>InnoDB</text:p>
          </table:table-cell>
          <table:table-cell office:value-type="string">
            <text:p>Store credit_card and virtual_card information record</text:p>
          </table:table-cell>
        </table:table-row>
        <table:table-row table:style-name="ro1">
          <table:table-cell/>
          <table:table-cell office:value-type="string">
            <text:p>ccdb </text:p>
          </table:table-cell>
          <table:table-cell office:value-type="string">
            <text:p>tba_cards_has_tba_user_account </text:p>
          </table:table-cell>
          <table:table-cell office:value-type="string">
            <text:p>InnoDB</text:p>
          </table:table-cell>
          <table:table-cell office:value-type="string">
            <text:p>Join table to realize the n to m relationship between users and cards</text:p>
          </table:table-cell>
        </table:table-row>
        <table:table-row table:style-name="ro1">
          <table:table-cell/>
          <table:table-cell office:value-type="string">
            <text:p>ccdb </text:p>
          </table:table-cell>
          <table:table-cell office:value-type="string">
            <text:p>tba_cc_site </text:p>
          </table:table-cell>
          <table:table-cell office:value-type="string">
            <text:p>InnoDB</text:p>
          </table:table-cell>
          <table:table-cell office:value-type="string">
            <text:p>CoSite registry additional informations</text:p>
          </table:table-cell>
        </table:table-row>
        <table:table-row table:style-name="ro1">
          <table:table-cell/>
          <table:table-cell office:value-type="string">
            <text:p>ccdb </text:p>
          </table:table-cell>
          <table:table-cell office:value-type="string">
            <text:p>tba_cc_site_details </text:p>
          </table:table-cell>
          <table:table-cell office:value-type="string">
            <text:p>InnoDB</text:p>
          </table:table-cell>
          <table:table-cell office:value-type="string">
            <text:p>CoSite additional informations</text:p>
          </table:table-cell>
        </table:table-row>
        <table:table-row table:style-name="ro1">
          <table:table-cell/>
          <table:table-cell office:value-type="string">
            <text:p>ccdb </text:p>
          </table:table-cell>
          <table:table-cell office:value-type="string">
            <text:p>tba_parameters </text:p>
          </table:table-cell>
          <table:table-cell office:value-type="string">
            <text:p>InnoDB</text:p>
          </table:table-cell>
          <table:table-cell office:value-type="string">
            <text:p>Store CopassConnect parameters</text:p>
          </table:table-cell>
        </table:table-row>
        <table:table-row table:style-name="ro1">
          <table:table-cell/>
          <table:table-cell office:value-type="string">
            <text:p>ccdb </text:p>
          </table:table-cell>
          <table:table-cell office:value-type="string">
            <text:p>tba_transactions_log </text:p>
          </table:table-cell>
          <table:table-cell office:value-type="string">
            <text:p>InnoDB</text:p>
          </table:table-cell>
          <table:table-cell office:value-type="string">
            <text:p>Store cards transactions</text:p>
          </table:table-cell>
        </table:table-row>
        <table:table-row table:style-name="ro1">
          <table:table-cell/>
          <table:table-cell office:value-type="string">
            <text:p>ccdb </text:p>
          </table:table-cell>
          <table:table-cell office:value-type="string">
            <text:p>tba_user_account </text:p>
          </table:table-cell>
          <table:table-cell office:value-type="string">
            <text:p>InnoDB</text:p>
          </table:table-cell>
          <table:table-cell office:value-type="string">
            <text:p>User registry</text:p>
          </table:table-cell>
        </table:table-row>
        <table:table-row table:style-name="ro1">
          <table:table-cell/>
          <table:table-cell office:value-type="string">
            <text:p>ccdb </text:p>
          </table:table-cell>
          <table:table-cell office:value-type="string">
            <text:p>tba_user_details </text:p>
          </table:table-cell>
          <table:table-cell office:value-type="string">
            <text:p>InnoDB</text:p>
          </table:table-cell>
          <table:table-cell office:value-type="string">
            <text:p>User additional information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00/00/0000</text:date>, <text:time style:data-style-name="N2" text:time-value="0000-00-00T16:51:5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1.6291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1.3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3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 style:data-style-name="N100">
      <style:table-cell-properties fo:wrap-option="wrap" fo:border="0.06pt solid #000000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69">
          <table:table-cell table:number-columns-repeated="23"/>
        </table:table-row>
        <table:table-row table:style-name="ro2">
          <table:table-cell table:number-columns-repeated="17"/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encod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value</text:p>
          </table:table-cell>
        </table:table-row>
        <table:table-row table:style-name="ro3">
          <table:table-cell table:number-columns-repeated="17"/>
          <table:table-cell table:style-name="ce2" office:value-type="string">
            <text:p>1 </text:p>
          </table:table-cell>
          <table:table-cell table:style-name="ce4" office:value-type="string">
            <text:p>cc_profile </text:p>
          </table:table-cell>
          <table:table-cell table:style-name="ce4" office:value-type="string">
            <text:p>system </text:p>
          </table:table-cell>
          <table:table-cell table:style-name="ce4" office:value-type="string">
            <text:p>cvs </text:p>
          </table:table-cell>
          <table:table-cell table:style-name="ce4" office:value-type="string">
            <text:p>CopassConnect user profile types </text:p>
          </table:table-cell>
          <table:table-cell table:style-name="ce4" office:value-type="string">
            <text:p>cc_admin,cs_admin,cc_user</text:p>
          </table:table-cell>
        </table:table-row>
        <table:table-row table:style-name="ro2">
          <table:table-cell table:number-columns-repeated="17"/>
          <table:table-cell table:style-name="ce2" office:value-type="string">
            <text:p>2 </text:p>
          </table:table-cell>
          <table:table-cell table:style-name="ce4" office:value-type="string">
            <text:p>id_card_type </text:p>
          </table:table-cell>
          <table:table-cell table:style-name="ce4" office:value-type="string">
            <text:p>label </text:p>
          </table:table-cell>
          <table:table-cell table:style-name="ce4" office:value-type="string">
            <text:p>cvs </text:p>
          </table:table-cell>
          <table:table-cell table:style-name="ce4" office:value-type="string">
            <text:p>Id card types </text:p>
          </table:table-cell>
          <table:table-cell table:style-name="ce4" office:value-type="string">
            <text:p>C.I.,Passport</text:p>
          </table:table-cell>
        </table:table-row>
        <table:table-row table:style-name="ro2">
          <table:table-cell table:number-columns-repeated="17"/>
          <table:table-cell table:style-name="ce2" office:value-type="string">
            <text:p>3 </text:p>
          </table:table-cell>
          <table:table-cell table:style-name="ce4" office:value-type="string">
            <text:p>user_status </text:p>
          </table:table-cell>
          <table:table-cell table:style-name="ce4" office:value-type="string">
            <text:p>system </text:p>
          </table:table-cell>
          <table:table-cell table:style-name="ce4" office:value-type="string">
            <text:p>cvs </text:p>
          </table:table-cell>
          <table:table-cell table:style-name="ce4" office:value-type="string">
            <text:p>User account status </text:p>
          </table:table-cell>
          <table:table-cell table:style-name="ce4" office:value-type="string">
            <text:p>enabled,disabled</text:p>
          </table:table-cell>
        </table:table-row>
        <table:table-row table:style-name="ro3">
          <table:table-cell table:number-columns-repeated="17"/>
          <table:table-cell table:style-name="ce2" office:value-type="string">
            <text:p>4 </text:p>
          </table:table-cell>
          <table:table-cell table:style-name="ce4" office:value-type="string">
            <text:p>engagement_level </text:p>
          </table:table-cell>
          <table:table-cell table:style-name="ce4" office:value-type="string">
            <text:p>system </text:p>
          </table:table-cell>
          <table:table-cell table:style-name="ce4" office:value-type="string">
            <text:p>int </text:p>
          </table:table-cell>
          <table:table-cell table:style-name="ce4" office:value-type="string">
            <text:p>User max <text:s/>engagement level </text:p>
          </table:table-cell>
          <table:table-cell table:style-name="ce5" office:value-type="string">
            <text:p>10</text:p>
          </table:table-cell>
        </table:table-row>
        <table:table-row table:style-name="ro4">
          <table:table-cell table:number-columns-repeated="17"/>
          <table:table-cell table:style-name="ce2" office:value-type="string">
            <text:p>5 </text:p>
          </table:table-cell>
          <table:table-cell table:style-name="ce4" office:value-type="string">
            <text:p>card_type </text:p>
          </table:table-cell>
          <table:table-cell table:style-name="ce4" office:value-type="string">
            <text:p>system </text:p>
          </table:table-cell>
          <table:table-cell table:style-name="ce4" office:value-type="string">
            <text:p>cvs </text:p>
          </table:table-cell>
          <table:table-cell table:style-name="ce4" office:value-type="string">
            <text:p>Credit card types: credit_card is charged by real ... </text:p>
          </table:table-cell>
          <table:table-cell table:style-name="ce4" office:value-type="string">
            <text:p>credit_card,virtual_card</text:p>
          </table:table-cell>
        </table:table-row>
        <table:table-row table:style-name="ro4">
          <table:table-cell table:number-columns-repeated="17"/>
          <table:table-cell table:style-name="ce2" office:value-type="string">
            <text:p>6 </text:p>
          </table:table-cell>
          <table:table-cell table:style-name="ce4" office:value-type="string">
            <text:p>cc_site_status </text:p>
          </table:table-cell>
          <table:table-cell table:style-name="ce4" office:value-type="string">
            <text:p>system </text:p>
          </table:table-cell>
          <table:table-cell table:style-name="ce4" office:value-type="string">
            <text:p>cvs </text:p>
          </table:table-cell>
          <table:table-cell table:style-name="ce4" office:value-type="string">
            <text:p>CopassConnect site status </text:p>
          </table:table-cell>
          <table:table-cell table:style-name="ce4" office:value-type="string">
            <text:p>validated,disabled,enabled,suspended,closed</text:p>
          </table:table-cell>
        </table:table-row>
        <table:table-row table:style-name="ro3">
          <table:table-cell table:number-columns-repeated="17"/>
          <table:table-cell table:style-name="ce2" office:value-type="string">
            <text:p>7 </text:p>
          </table:table-cell>
          <table:table-cell table:style-name="ce4" office:value-type="string">
            <text:p>card_status </text:p>
          </table:table-cell>
          <table:table-cell table:style-name="ce4" office:value-type="string">
            <text:p>system </text:p>
          </table:table-cell>
          <table:table-cell table:style-name="ce4" office:value-type="string">
            <text:p>cvs </text:p>
          </table:table-cell>
          <table:table-cell table:style-name="ce4" office:value-type="string">
            <text:p>Card status </text:p>
          </table:table-cell>
          <table:table-cell table:style-name="ce4" office:value-type="string">
            <text:p>enabled,disabled,suspended</text:p>
          </table:table-cell>
        </table:table-row>
        <table:table-row table:style-name="ro4">
          <table:table-cell table:number-columns-repeated="17"/>
          <table:table-cell table:style-name="ce2" office:value-type="string">
            <text:p>8 </text:p>
          </table:table-cell>
          <table:table-cell table:style-name="ce4" office:value-type="string">
            <text:p>card_bind_users_status </text:p>
          </table:table-cell>
          <table:table-cell table:style-name="ce4" office:value-type="string">
            <text:p>system </text:p>
          </table:table-cell>
          <table:table-cell table:style-name="ce4" office:value-type="string">
            <text:p>cvs </text:p>
          </table:table-cell>
          <table:table-cell table:style-name="ce4" office:value-type="string">
            <text:p>Binding status between user and card </text:p>
          </table:table-cell>
          <table:table-cell table:style-name="ce4" office:value-type="string">
            <text:p>enabled,disabled,supended</text:p>
          </table:table-cell>
        </table:table-row>
        <table:table-row table:style-name="ro3">
          <table:table-cell table:number-columns-repeated="17"/>
          <table:table-cell table:style-name="ce2" office:value-type="string">
            <text:p>9 </text:p>
          </table:table-cell>
          <table:table-cell table:style-name="ce4" office:value-type="string">
            <text:p>transaction_type </text:p>
          </table:table-cell>
          <table:table-cell table:style-name="ce4" office:value-type="string">
            <text:p>system </text:p>
          </table:table-cell>
          <table:table-cell table:style-name="ce4" office:value-type="string">
            <text:p>cvs </text:p>
          </table:table-cell>
          <table:table-cell table:style-name="ce4" office:value-type="string">
            <text:p>Transaction type </text:p>
          </table:table-cell>
          <table:table-cell table:style-name="ce4" office:value-type="string">
            <text:p>credit charge,credit discharge</text:p>
          </table:table-cell>
        </table:table-row>
        <table:table-row table:style-name="ro2">
          <table:table-cell table:number-columns-repeated="17"/>
          <table:table-cell table:style-name="ce2" office:value-type="string">
            <text:p>10 </text:p>
          </table:table-cell>
          <table:table-cell table:style-name="ce4" office:value-type="string">
            <text:p>transaction_status </text:p>
          </table:table-cell>
          <table:table-cell table:style-name="ce4" office:value-type="string">
            <text:p>system </text:p>
          </table:table-cell>
          <table:table-cell table:style-name="ce4" office:value-type="string">
            <text:p>cvs </text:p>
          </table:table-cell>
          <table:table-cell table:style-name="ce4" office:value-type="string">
            <text:p>Transaction status </text:p>
          </table:table-cell>
          <table:table-cell table:style-name="ce4" office:value-type="string">
            <text:p>open,closed</text:p>
          </table:table-cell>
        </table:table-row>
        <table:table-row table:style-name="ro4">
          <table:table-cell table:number-columns-repeated="17"/>
          <table:table-cell table:style-name="ce2" office:value-type="string">
            <text:p>11 </text:p>
          </table:table-cell>
          <table:table-cell table:style-name="ce4" office:value-type="string">
            <text:p>user_details </text:p>
          </table:table-cell>
          <table:table-cell table:style-name="ce4" office:value-type="string">
            <text:p>label </text:p>
          </table:table-cell>
          <table:table-cell table:style-name="ce4" office:value-type="string">
            <text:p>cvs </text:p>
          </table:table-cell>
          <table:table-cell table:style-name="ce4" office:value-type="string">
            <text:p>User detail label </text:p>
          </table:table-cell>
          <table:table-cell table:style-name="ce4" office:value-type="string">
            <text:p>Adrress,Phone,Mobile,Fax,Web Site,Facebook,Email</text:p>
          </table:table-cell>
        </table:table-row>
        <table:table-row table:style-name="ro4">
          <table:table-cell table:number-columns-repeated="17"/>
          <table:table-cell table:style-name="ce2" office:value-type="string">
            <text:p>12 </text:p>
          </table:table-cell>
          <table:table-cell table:style-name="ce4" office:value-type="string">
            <text:p>cc_site_details </text:p>
          </table:table-cell>
          <table:table-cell table:style-name="ce4" office:value-type="string">
            <text:p>label </text:p>
          </table:table-cell>
          <table:table-cell table:style-name="ce4" office:value-type="string">
            <text:p>cvs </text:p>
          </table:table-cell>
          <table:table-cell table:style-name="ce4" office:value-type="string">
            <text:p>CopassConnect site details label </text:p>
          </table:table-cell>
          <table:table-cell table:style-name="ce4" office:value-type="string">
            <text:p>Phone,Mobile,Fax,Web Site,Facebook,Email</text:p>
          </table:table-cell>
        </table:table-row>
        <table:table-row table:style-name="ro1" table:number-rows-repeated="1048493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00/00/0000</text:date>, <text:time style:data-style-name="N2" text:time-value="0000-00-00T18:29:1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0.5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Arial" style:font-name-asian="WenQuanYi Micro Hei" style:font-name-complex="Lohit Hindi"/>
    </style:style>
    <style:style style:name="ce5" style:family="table-cell" style:parent-style-name="Default" style:data-style-name="N100">
      <style:table-cell-properties fo:border="0.06pt solid #000000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ce1" office:value-type="string">
            <text:p>OP</text:p>
          </table:table-cell>
          <table:table-cell table:style-name="ce1" office:value-type="string">
            <text:p>COLUMN_NAME </text:p>
          </table:table-cell>
          <table:table-cell table:style-name="ce1" office:value-type="string">
            <text:p>COLUMN_TYPE </text:p>
          </table:table-cell>
          <table:table-cell table:style-name="ce1" office:value-type="string">
            <text:p>IS_NULLABLE </text:p>
          </table:table-cell>
          <table:table-cell table:style-name="ce1" office:value-type="string">
            <text:p>NUMERIC_PRECISION </text:p>
          </table:table-cell>
          <table:table-cell table:style-name="ce1" office:value-type="string">
            <text:p>COLUMN_DEFAULT </text:p>
          </table:table-cell>
          <table:table-cell table:style-name="ce1" office:value-type="string">
            <text:p>COLUMN_KEY </text:p>
          </table:table-cell>
          <table:table-cell table:style-name="ce1" office:value-type="string">
            <text:p>EXTRA </text:p>
          </table:table-cell>
        </table:table-row>
        <table:table-row table:style-name="ro1">
          <table:table-cell table:number-columns-repeated="6"/>
          <table:table-cell table:style-name="ce2" office:value-type="string">
            <text:p>1 </text:p>
          </table:table-cell>
          <table:table-cell table:style-name="ce3" office:value-type="string">
            <text:p>id </text:p>
          </table:table-cell>
          <table:table-cell table:style-name="ce3" office:value-type="string">
            <text:p>int(11)</text:p>
          </table:table-cell>
          <table:table-cell table:style-name="ce3" office:value-type="string">
            <text:p>NO </text:p>
          </table:table-cell>
          <table:table-cell table:style-name="ce5" office:value-type="string">
            <text:p>10 </text:p>
          </table:table-cell>
          <table:table-cell table:style-name="ce3" office:value-type="string">
            <text:p>NULL</text:p>
          </table:table-cell>
          <table:table-cell table:style-name="ce3" office:value-type="string">
            <text:p>PRI </text:p>
          </table:table-cell>
          <table:table-cell table:style-name="ce3" office:value-type="string">
            <text:p>AI</text:p>
          </table:table-cell>
        </table:table-row>
        <table:table-row table:style-name="ro1">
          <table:table-cell table:number-columns-repeated="6"/>
          <table:table-cell table:style-name="ce2" office:value-type="string">
            <text:p>2 </text:p>
          </table:table-cell>
          <table:table-cell table:style-name="ce3" office:value-type="string">
            <text:p>email </text:p>
          </table:table-cell>
          <table:table-cell table:style-name="ce3" office:value-type="string">
            <text:p>varchar(45)</text:p>
          </table:table-cell>
          <table:table-cell table:style-name="ce3" office:value-type="string">
            <text:p>NO </text:p>
          </table:table-cell>
          <table:table-cell table:number-columns-repeated="2" table:style-name="ce3" office:value-type="string">
            <text:p>NULL</text:p>
          </table:table-cell>
          <table:table-cell table:style-name="ce3" office:value-type="string">
            <text:p>UNI </text:p>
          </table:table-cell>
          <table:table-cell table:style-name="ce3"/>
        </table:table-row>
        <table:table-row table:style-name="ro1">
          <table:table-cell table:number-columns-repeated="6"/>
          <table:table-cell table:style-name="ce2" office:value-type="string">
            <text:p>3 </text:p>
          </table:table-cell>
          <table:table-cell table:style-name="ce3" office:value-type="string">
            <text:p>pwd </text:p>
          </table:table-cell>
          <table:table-cell table:style-name="ce3" office:value-type="string">
            <text:p>varchar(256)</text:p>
          </table:table-cell>
          <table:table-cell table:style-name="ce3" office:value-type="string">
            <text:p>YES </text:p>
          </table:table-cell>
          <table:table-cell table:number-columns-repeated="2" table:style-name="ce3" office:value-type="string">
            <text:p>NULL</text:p>
          </table:table-cell>
          <table:table-cell table:style-name="ce3" table:number-columns-repeated="2"/>
        </table:table-row>
        <table:table-row table:style-name="ro1">
          <table:table-cell table:number-columns-repeated="6"/>
          <table:table-cell table:style-name="ce2" office:value-type="string">
            <text:p>4 </text:p>
          </table:table-cell>
          <table:table-cell table:style-name="ce3" office:value-type="string">
            <text:p>status </text:p>
          </table:table-cell>
          <table:table-cell table:style-name="ce3" office:value-type="string">
            <text:p>varchar(256)</text:p>
          </table:table-cell>
          <table:table-cell table:style-name="ce3" office:value-type="string">
            <text:p>NO </text:p>
          </table:table-cell>
          <table:table-cell table:number-columns-repeated="2" table:style-name="ce3" office:value-type="string">
            <text:p>NULL</text:p>
          </table:table-cell>
          <table:table-cell table:style-name="ce3" table:number-columns-repeated="2"/>
        </table:table-row>
        <table:table-row table:style-name="ro1">
          <table:table-cell table:number-columns-repeated="6"/>
          <table:table-cell table:style-name="ce2" office:value-type="string">
            <text:p>5 </text:p>
          </table:table-cell>
          <table:table-cell table:style-name="ce3" office:value-type="string">
            <text:p>name </text:p>
          </table:table-cell>
          <table:table-cell table:style-name="ce3" office:value-type="string">
            <text:p>varchar(256)</text:p>
          </table:table-cell>
          <table:table-cell table:style-name="ce3" office:value-type="string">
            <text:p>NO </text:p>
          </table:table-cell>
          <table:table-cell table:number-columns-repeated="2" table:style-name="ce3" office:value-type="string">
            <text:p>NULL</text:p>
          </table:table-cell>
          <table:table-cell table:style-name="ce3" table:number-columns-repeated="2"/>
        </table:table-row>
        <table:table-row table:style-name="ro1">
          <table:table-cell table:number-columns-repeated="6"/>
          <table:table-cell table:style-name="ce2" office:value-type="string">
            <text:p>6 </text:p>
          </table:table-cell>
          <table:table-cell table:style-name="ce3" office:value-type="string">
            <text:p>surname </text:p>
          </table:table-cell>
          <table:table-cell table:style-name="ce3" office:value-type="string">
            <text:p>varchar(256)</text:p>
          </table:table-cell>
          <table:table-cell table:style-name="ce3" office:value-type="string">
            <text:p>NO </text:p>
          </table:table-cell>
          <table:table-cell table:number-columns-repeated="2" table:style-name="ce3" office:value-type="string">
            <text:p>NULL</text:p>
          </table:table-cell>
          <table:table-cell table:style-name="ce3" table:number-columns-repeated="2"/>
        </table:table-row>
        <table:table-row table:style-name="ro1">
          <table:table-cell table:number-columns-repeated="6"/>
          <table:table-cell table:style-name="ce2" office:value-type="string">
            <text:p>7 </text:p>
          </table:table-cell>
          <table:table-cell table:style-name="ce3" office:value-type="string">
            <text:p>cc_profile </text:p>
          </table:table-cell>
          <table:table-cell table:style-name="ce3" office:value-type="string">
            <text:p>varchar(45)</text:p>
          </table:table-cell>
          <table:table-cell table:style-name="ce3" office:value-type="string">
            <text:p>NO </text:p>
          </table:table-cell>
          <table:table-cell table:number-columns-repeated="2" table:style-name="ce3" office:value-type="string">
            <text:p>NULL</text:p>
          </table:table-cell>
          <table:table-cell table:style-name="ce3" table:number-columns-repeated="2"/>
        </table:table-row>
        <table:table-row table:style-name="ro1">
          <table:table-cell table:number-columns-repeated="6"/>
          <table:table-cell table:style-name="ce2" office:value-type="string">
            <text:p>8 </text:p>
          </table:table-cell>
          <table:table-cell table:style-name="ce3" office:value-type="string">
            <text:p>idcard </text:p>
          </table:table-cell>
          <table:table-cell table:style-name="ce3" office:value-type="string">
            <text:p>varchar(100)</text:p>
          </table:table-cell>
          <table:table-cell table:style-name="ce3" office:value-type="string">
            <text:p>YES </text:p>
          </table:table-cell>
          <table:table-cell table:number-columns-repeated="2" table:style-name="ce3" office:value-type="string">
            <text:p>NULL</text:p>
          </table:table-cell>
          <table:table-cell table:style-name="ce3" table:number-columns-repeated="2"/>
        </table:table-row>
        <table:table-row table:style-name="ro1">
          <table:table-cell table:number-columns-repeated="6"/>
          <table:table-cell table:style-name="ce2" office:value-type="string">
            <text:p>9 </text:p>
          </table:table-cell>
          <table:table-cell table:style-name="ce3" office:value-type="string">
            <text:p>id_card_type </text:p>
          </table:table-cell>
          <table:table-cell table:style-name="ce3" office:value-type="string">
            <text:p>varchar(45)</text:p>
          </table:table-cell>
          <table:table-cell table:style-name="ce3" office:value-type="string">
            <text:p>YES </text:p>
          </table:table-cell>
          <table:table-cell table:number-columns-repeated="2" table:style-name="ce3" office:value-type="string">
            <text:p>NULL</text:p>
          </table:table-cell>
          <table:table-cell table:style-name="ce3" table:number-columns-repeated="2"/>
        </table:table-row>
        <table:table-row table:style-name="ro1">
          <table:table-cell table:number-columns-repeated="6"/>
          <table:table-cell table:style-name="ce2" office:value-type="string">
            <text:p>10 </text:p>
          </table:table-cell>
          <table:table-cell table:style-name="ce3" office:value-type="string">
            <text:p>engagement_level </text:p>
          </table:table-cell>
          <table:table-cell table:style-name="ce3" office:value-type="string">
            <text:p>int(11)</text:p>
          </table:table-cell>
          <table:table-cell table:style-name="ce3" office:value-type="string">
            <text:p>NO </text:p>
          </table:table-cell>
          <table:table-cell table:style-name="ce5" office:value-type="string">
            <text:p>10 </text:p>
          </table:table-cell>
          <table:table-cell table:style-name="ce5" office:value-type="string">
            <text:p>0</text:p>
          </table:table-cell>
          <table:table-cell table:style-name="ce3" table:number-columns-repeated="2"/>
        </table:table-row>
        <table:table-row table:style-name="ro2">
          <table:table-cell table:number-columns-repeated="6"/>
          <table:table-cell table:style-name="ce2" office:value-type="string">
            <text:p>11 </text:p>
          </table:table-cell>
          <table:table-cell table:style-name="ce3" office:value-type="string">
            <text:p>note </text:p>
          </table:table-cell>
          <table:table-cell table:style-name="ce4" office:value-type="string">
            <text:p><text:span text:style-name="T1">tinytext</text:span></text:p>
          </table:table-cell>
          <table:table-cell table:style-name="ce3" office:value-type="string">
            <text:p>YES </text:p>
          </table:table-cell>
          <table:table-cell table:number-columns-repeated="2" table:style-name="ce3" office:value-type="string">
            <text:p>NULL</text:p>
          </table:table-cell>
          <table:table-cell table:style-name="ce3" table:number-columns-repeated="2"/>
        </table:table-row>
        <table:table-row table:style-name="ro1" table:number-rows-repeated="104856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00/00/0000</text:date>, <text:time style:data-style-name="N2" text:time-value="0000-00-00T17:02:0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0.5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number-columns-repeated="6"/>
          <table:table-cell table:style-name="Default" table:number-columns-repeated="8"/>
        </table:table-row>
        <table:table-row table:style-name="ro1">
          <table:table-cell table:number-columns-repeated="6"/>
          <table:table-cell table:style-name="ce1" office:value-type="string">
            <text:p>OP</text:p>
          </table:table-cell>
          <table:table-cell table:style-name="ce1" office:value-type="string">
            <text:p>COLUMN_NAME </text:p>
          </table:table-cell>
          <table:table-cell table:style-name="ce1" office:value-type="string">
            <text:p>COLUMN_TYPE </text:p>
          </table:table-cell>
          <table:table-cell table:style-name="ce1" office:value-type="string">
            <text:p>IS_NULLABLE </text:p>
          </table:table-cell>
          <table:table-cell table:style-name="ce1" office:value-type="string">
            <text:p>NUMERIC_PRECISION </text:p>
          </table:table-cell>
          <table:table-cell table:style-name="ce1" office:value-type="string">
            <text:p>COLUMN_DEFAULT </text:p>
          </table:table-cell>
          <table:table-cell table:style-name="ce1" office:value-type="string">
            <text:p>COLUMN_KEY </text:p>
          </table:table-cell>
          <table:table-cell table:style-name="ce1" office:value-type="string">
            <text:p>EXTRA </text:p>
          </table:table-cell>
        </table:table-row>
        <table:table-row table:style-name="ro1">
          <table:table-cell table:number-columns-repeated="6"/>
          <table:table-cell office:value-type="string">
            <text:p>1 </text:p>
          </table:table-cell>
          <table:table-cell office:value-type="string">
            <text:p>tba_user_account_id </text:p>
          </table:table-cell>
          <table:table-cell office:value-type="string">
            <text:p>int(11)</text:p>
          </table:table-cell>
          <table:table-cell office:value-type="string">
            <text:p>NO </text:p>
          </table:table-cell>
          <table:table-cell table:style-name="ce2" office:value-type="string">
            <text:p>10 </text:p>
          </table:table-cell>
          <table:table-cell office:value-type="string">
            <text:p>NULL</text:p>
          </table:table-cell>
          <table:table-cell office:value-type="string">
            <text:p>MUL 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2 </text:p>
          </table:table-cell>
          <table:table-cell office:value-type="string">
            <text:p>label </text:p>
          </table:table-cell>
          <table:table-cell office:value-type="string">
            <text:p>varchar(256)</text:p>
          </table:table-cell>
          <table:table-cell office:value-type="string">
            <text:p>NO 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3 </text:p>
          </table:table-cell>
          <table:table-cell office:value-type="string">
            <text:p>value </text:p>
          </table:table-cell>
          <table:table-cell office:value-type="string">
            <text:p>varchar(150)</text:p>
          </table:table-cell>
          <table:table-cell office:value-type="string">
            <text:p>NO </text:p>
          </table:table-cell>
          <table:table-cell table:number-columns-repeated="2" office:value-type="string">
            <text:p>NULL</text:p>
          </table:table-cell>
          <table:table-cell office:value-type="string">
            <text:p>PRI 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4 </text:p>
          </table:table-cell>
          <table:table-cell office:value-type="string">
            <text:p>priority </text:p>
          </table:table-cell>
          <table:table-cell office:value-type="string">
            <text:p>varchar(256)</text:p>
          </table:table-cell>
          <table:table-cell office:value-type="string">
            <text:p>YES 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00/00/0000</text:date>, <text:time style:data-style-name="N2" text:time-value="0000-00-00T17:42:0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0.5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ce1" office:value-type="string">
            <text:p>OP</text:p>
          </table:table-cell>
          <table:table-cell table:style-name="ce1" office:value-type="string">
            <text:p>COLUMN_NAME </text:p>
          </table:table-cell>
          <table:table-cell table:style-name="ce1" office:value-type="string">
            <text:p>COLUMN_TYPE </text:p>
          </table:table-cell>
          <table:table-cell table:style-name="ce1" office:value-type="string">
            <text:p>IS_NULLABLE </text:p>
          </table:table-cell>
          <table:table-cell table:style-name="ce1" office:value-type="string">
            <text:p>NUMERIC_PRECISION </text:p>
          </table:table-cell>
          <table:table-cell table:style-name="ce1" office:value-type="string">
            <text:p>COLUMN_DEFAULT </text:p>
          </table:table-cell>
          <table:table-cell table:style-name="ce1" office:value-type="string">
            <text:p>COLUMN_KEY </text:p>
          </table:table-cell>
          <table:table-cell table:style-name="ce1" office:value-type="string">
            <text:p>EXTRA </text:p>
          </table:table-cell>
        </table:table-row>
        <table:table-row table:style-name="ro1">
          <table:table-cell table:number-columns-repeated="6"/>
          <table:table-cell table:style-name="ce2" office:value-type="string">
            <text:p>1 </text:p>
          </table:table-cell>
          <table:table-cell table:style-name="ce4" office:value-type="string">
            <text:p>id </text:p>
          </table:table-cell>
          <table:table-cell table:style-name="ce4" office:value-type="string">
            <text:p>int(11)</text:p>
          </table:table-cell>
          <table:table-cell table:style-name="ce4" office:value-type="string">
            <text:p>NO </text:p>
          </table:table-cell>
          <table:table-cell table:style-name="ce2" office:value-type="string">
            <text:p>10 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PRI </text:p>
          </table:table-cell>
          <table:table-cell table:style-name="ce4" office:value-type="string">
            <text:p>AI</text:p>
          </table:table-cell>
        </table:table-row>
        <table:table-row table:style-name="ro1">
          <table:table-cell table:number-columns-repeated="6"/>
          <table:table-cell table:style-name="ce2" office:value-type="string">
            <text:p>2 </text:p>
          </table:table-cell>
          <table:table-cell table:style-name="ce4" office:value-type="string">
            <text:p>tba_user_account_id </text:p>
          </table:table-cell>
          <table:table-cell table:style-name="ce4" office:value-type="string">
            <text:p>int(11)</text:p>
          </table:table-cell>
          <table:table-cell table:style-name="ce4" office:value-type="string">
            <text:p>NO </text:p>
          </table:table-cell>
          <table:table-cell table:style-name="ce2" office:value-type="string">
            <text:p>10 </text:p>
          </table:table-cell>
          <table:table-cell table:style-name="ce4" office:value-type="string">
            <text:p>NULL</text:p>
          </table:table-cell>
          <table:table-cell table:style-name="ce4" office:value-type="string">
            <text:p>UNI </text:p>
          </table:table-cell>
          <table:table-cell table:style-name="ce4"/>
        </table:table-row>
        <table:table-row table:style-name="ro1">
          <table:table-cell table:number-columns-repeated="6"/>
          <table:table-cell table:style-name="ce2" office:value-type="string">
            <text:p>3 </text:p>
          </table:table-cell>
          <table:table-cell table:style-name="ce4" office:value-type="string">
            <text:p>name </text:p>
          </table:table-cell>
          <table:table-cell table:style-name="ce4" office:value-type="string">
            <text:p>varchar(45)</text:p>
          </table:table-cell>
          <table:table-cell table:style-name="ce4" office:value-type="string">
            <text:p>NO </text:p>
          </table:table-cell>
          <table:table-cell table:number-columns-repeated="2" table:style-name="ce4" office:value-type="string">
            <text:p>NULL</text:p>
          </table:table-cell>
          <table:table-cell table:style-name="ce4" office:value-type="string">
            <text:p>UNI </text:p>
          </table:table-cell>
          <table:table-cell table:style-name="ce4"/>
        </table:table-row>
        <table:table-row table:style-name="ro1">
          <table:table-cell table:number-columns-repeated="6"/>
          <table:table-cell table:style-name="ce2" office:value-type="string">
            <text:p>4 </text:p>
          </table:table-cell>
          <table:table-cell table:style-name="ce4" office:value-type="string">
            <text:p>fiscal_id </text:p>
          </table:table-cell>
          <table:table-cell table:style-name="ce4" office:value-type="string">
            <text:p>varchar(100)</text:p>
          </table:table-cell>
          <table:table-cell table:style-name="ce4" office:value-type="string">
            <text:p>YES </text:p>
          </table:table-cell>
          <table:table-cell table:number-columns-repeated="2" table:style-name="ce4" office:value-type="string">
            <text:p>NULL</text:p>
          </table:table-cell>
          <table:table-cell table:style-name="ce4" table:number-columns-repeated="2"/>
        </table:table-row>
        <table:table-row table:style-name="ro1">
          <table:table-cell table:number-columns-repeated="6"/>
          <table:table-cell table:style-name="ce3" office:value-type="string">
            <text:p>5 </text:p>
          </table:table-cell>
          <table:table-cell table:style-name="ce4" office:value-type="string">
            <text:p>fiscal_id_type </text:p>
          </table:table-cell>
          <table:table-cell table:style-name="ce4" office:value-type="string">
            <text:p>varchar(45)</text:p>
          </table:table-cell>
          <table:table-cell table:style-name="ce4" office:value-type="string">
            <text:p>YES </text:p>
          </table:table-cell>
          <table:table-cell table:number-columns-repeated="2" table:style-name="ce4" office:value-type="string">
            <text:p>NULL</text:p>
          </table:table-cell>
          <table:table-cell table:style-name="ce4" table:number-columns-repeated="2"/>
        </table:table-row>
        <table:table-row table:style-name="ro1">
          <table:table-cell table:number-columns-repeated="6"/>
          <table:table-cell table:style-name="ce3" office:value-type="string">
            <text:p>6 </text:p>
          </table:table-cell>
          <table:table-cell table:style-name="ce4" office:value-type="string">
            <text:p>address </text:p>
          </table:table-cell>
          <table:table-cell table:style-name="ce4" office:value-type="string">
            <text:p>varchar(45)</text:p>
          </table:table-cell>
          <table:table-cell table:style-name="ce4" office:value-type="string">
            <text:p>YES </text:p>
          </table:table-cell>
          <table:table-cell table:number-columns-repeated="2" table:style-name="ce4" office:value-type="string">
            <text:p>NULL</text:p>
          </table:table-cell>
          <table:table-cell table:style-name="ce4" table:number-columns-repeated="2"/>
        </table:table-row>
        <table:table-row table:style-name="ro1">
          <table:table-cell table:number-columns-repeated="6"/>
          <table:table-cell table:style-name="ce3" office:value-type="string">
            <text:p>7 </text:p>
          </table:table-cell>
          <table:table-cell table:style-name="ce4" office:value-type="string">
            <text:p>status </text:p>
          </table:table-cell>
          <table:table-cell table:style-name="ce4" office:value-type="string">
            <text:p>varchar(100)</text:p>
          </table:table-cell>
          <table:table-cell table:style-name="ce4" office:value-type="string">
            <text:p>NO </text:p>
          </table:table-cell>
          <table:table-cell table:number-columns-repeated="2" table:style-name="ce4" office:value-type="string">
            <text:p>NULL</text:p>
          </table:table-cell>
          <table:table-cell table:style-name="ce4" table:number-columns-repeated="2"/>
        </table:table-row>
        <table:table-row table:style-name="ro1">
          <table:table-cell table:number-columns-repeated="6"/>
          <table:table-cell table:style-name="ce3" office:value-type="string">
            <text:p>8 </text:p>
          </table:table-cell>
          <table:table-cell table:style-name="ce4" office:value-type="string">
            <text:p>email </text:p>
          </table:table-cell>
          <table:table-cell table:style-name="ce4" office:value-type="string">
            <text:p>varchar(45)</text:p>
          </table:table-cell>
          <table:table-cell table:style-name="ce4" office:value-type="string">
            <text:p>NO </text:p>
          </table:table-cell>
          <table:table-cell table:number-columns-repeated="2" table:style-name="ce4" office:value-type="string">
            <text:p>NULL</text:p>
          </table:table-cell>
          <table:table-cell table:style-name="ce4" table:number-columns-repeated="2"/>
        </table:table-row>
        <table:table-row table:style-name="ro1">
          <table:table-cell table:number-columns-repeated="6"/>
          <table:table-cell table:style-name="ce3" office:value-type="string">
            <text:p>9 </text:p>
          </table:table-cell>
          <table:table-cell table:style-name="ce4" office:value-type="string">
            <text:p>day_pass </text:p>
          </table:table-cell>
          <table:table-cell table:style-name="ce4" office:value-type="string">
            <text:p>decimal(10,0)</text:p>
          </table:table-cell>
          <table:table-cell table:style-name="ce4" office:value-type="string">
            <text:p>NO </text:p>
          </table:table-cell>
          <table:table-cell table:style-name="ce2" office:value-type="string">
            <text:p>10 </text:p>
          </table:table-cell>
          <table:table-cell table:style-name="ce4" office:value-type="string">
            <text:p>NULL</text:p>
          </table:table-cell>
          <table:table-cell table:style-name="ce4" table:number-columns-repeated="2"/>
        </table:table-row>
        <table:table-row table:style-name="ro2">
          <table:table-cell table:number-columns-repeated="6"/>
          <table:table-cell table:style-name="ce3" office:value-type="string">
            <text:p>10 </text:p>
          </table:table-cell>
          <table:table-cell table:style-name="ce4" office:value-type="string">
            <text:p>note </text:p>
          </table:table-cell>
          <table:table-cell table:style-name="ce4" office:value-type="string">
            <text:p>tinytext</text:p>
          </table:table-cell>
          <table:table-cell table:style-name="ce4" office:value-type="string">
            <text:p>YES </text:p>
          </table:table-cell>
          <table:table-cell table:number-columns-repeated="2" table:style-name="ce2" office:value-type="string">
            <text:p>NULL</text:p>
          </table:table-cell>
          <table:table-cell table:style-name="ce4" table:number-columns-repeated="2"/>
        </table:table-row>
        <table:table-row table:style-name="ro1">
          <table:table-cell table:number-columns-repeated="6"/>
          <table:table-cell table:style-name="ce3" office:value-type="string">
            <text:p>11 </text:p>
          </table:table-cell>
          <table:table-cell table:style-name="ce4" office:value-type="string">
            <text:p>card_cost </text:p>
          </table:table-cell>
          <table:table-cell table:style-name="ce4" office:value-type="string">
            <text:p>varchar(45)</text:p>
          </table:table-cell>
          <table:table-cell table:style-name="ce4" office:value-type="string">
            <text:p>YES </text:p>
          </table:table-cell>
          <table:table-cell table:number-columns-repeated="2" table:style-name="ce4" office:value-type="string">
            <text:p>NULL</text:p>
          </table:table-cell>
          <table:table-cell table:style-name="ce4" table:number-columns-repeated="2"/>
        </table:table-row>
        <table:table-row table:style-name="ro1" table:number-rows-repeated="104856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00/00/0000</text:date>, <text:time style:data-style-name="N2" text:time-value="0000-00-00T17:01:4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0.5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0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100">
      <style:table-cell-properties fo:border="0.06pt solid #000000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5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row table:style-name="ro1">
          <table:table-cell table:number-columns-repeated="6"/>
          <table:table-cell table:style-name="Default" table:number-columns-repeated="8"/>
        </table:table-row>
        <table:table-row table:style-name="ro1">
          <table:table-cell table:number-columns-repeated="6"/>
          <table:table-cell table:style-name="ce4" office:value-type="string">
            <text:p>OP</text:p>
          </table:table-cell>
          <table:table-cell table:style-name="ce4" office:value-type="string">
            <text:p>COLUMN_NAME </text:p>
          </table:table-cell>
          <table:table-cell table:style-name="ce4" office:value-type="string">
            <text:p>COLUMN_TYPE </text:p>
          </table:table-cell>
          <table:table-cell table:style-name="ce4" office:value-type="string">
            <text:p>IS_NULLABLE </text:p>
          </table:table-cell>
          <table:table-cell table:style-name="ce4" office:value-type="string">
            <text:p>NUMERIC_PRECISION </text:p>
          </table:table-cell>
          <table:table-cell table:style-name="ce4" office:value-type="string">
            <text:p>COLUMN_DEFAULT </text:p>
          </table:table-cell>
          <table:table-cell table:style-name="ce4" office:value-type="string">
            <text:p>COLUMN_KEY </text:p>
          </table:table-cell>
          <table:table-cell table:style-name="ce4" office:value-type="string">
            <text:p>EXTRA </text:p>
          </table:table-cell>
        </table:table-row>
        <table:table-row table:style-name="ro1">
          <table:table-cell table:number-columns-repeated="6"/>
          <table:table-cell office:value-type="string">
            <text:p>1 </text:p>
          </table:table-cell>
          <table:table-cell office:value-type="string">
            <text:p>tba_cc_site_id </text:p>
          </table:table-cell>
          <table:table-cell office:value-type="string">
            <text:p>int(11)</text:p>
          </table:table-cell>
          <table:table-cell office:value-type="string">
            <text:p>NO </text:p>
          </table:table-cell>
          <table:table-cell office:value-type="string">
            <text:p>10 </text:p>
          </table:table-cell>
          <table:table-cell office:value-type="string">
            <text:p>NULL</text:p>
          </table:table-cell>
          <table:table-cell office:value-type="string">
            <text:p>MUL 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2 </text:p>
          </table:table-cell>
          <table:table-cell office:value-type="string">
            <text:p>label </text:p>
          </table:table-cell>
          <table:table-cell office:value-type="string">
            <text:p>varchar(256)</text:p>
          </table:table-cell>
          <table:table-cell office:value-type="string">
            <text:p>NO 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3 </text:p>
          </table:table-cell>
          <table:table-cell office:value-type="string">
            <text:p>value </text:p>
          </table:table-cell>
          <table:table-cell office:value-type="string">
            <text:p>varchar(150)</text:p>
          </table:table-cell>
          <table:table-cell office:value-type="string">
            <text:p>NO </text:p>
          </table:table-cell>
          <table:table-cell table:style-name="ce6"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RI </text:p>
          </table:table-cell>
          <table:table-cell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00/00/0000</text:date>, <text:time style:data-style-name="N2" text:time-value="0000-00-00T17:01:1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0.5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 style:data-style-name="N100">
      <style:table-cell-properties fo:border="0.06pt solid #000000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100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ce6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8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row table:style-name="ro1">
          <table:table-cell table:number-columns-repeated="6"/>
          <table:table-cell table:style-name="Default" table:number-columns-repeated="8"/>
        </table:table-row>
        <table:table-row table:style-name="ro1">
          <table:table-cell table:number-columns-repeated="6"/>
          <table:table-cell table:style-name="ce5" office:value-type="string">
            <text:p>OP</text:p>
          </table:table-cell>
          <table:table-cell table:style-name="ce5" office:value-type="string">
            <text:p>COLUMN_NAME </text:p>
          </table:table-cell>
          <table:table-cell table:style-name="ce5" office:value-type="string">
            <text:p>COLUMN_TYPE </text:p>
          </table:table-cell>
          <table:table-cell table:style-name="ce5" office:value-type="string">
            <text:p>IS_NULLABLE </text:p>
          </table:table-cell>
          <table:table-cell table:style-name="ce5" office:value-type="string">
            <text:p>NUMERIC_PRECISION </text:p>
          </table:table-cell>
          <table:table-cell table:style-name="ce5" office:value-type="string">
            <text:p>COLUMN_DEFAULT </text:p>
          </table:table-cell>
          <table:table-cell table:style-name="ce5" office:value-type="string">
            <text:p>COLUMN_KEY </text:p>
          </table:table-cell>
          <table:table-cell table:style-name="ce5" office:value-type="string">
            <text:p>EXTRA </text:p>
          </table:table-cell>
        </table:table-row>
        <table:table-row table:style-name="ro1">
          <table:table-cell table:number-columns-repeated="6"/>
          <table:table-cell office:value-type="string">
            <text:p>1 </text:p>
          </table:table-cell>
          <table:table-cell office:value-type="string">
            <text:p>id </text:p>
          </table:table-cell>
          <table:table-cell office:value-type="string">
            <text:p>varchar(20)</text:p>
          </table:table-cell>
          <table:table-cell office:value-type="string">
            <text:p>NO </text:p>
          </table:table-cell>
          <table:table-cell table:number-columns-repeated="2" office:value-type="string">
            <text:p>NULL</text:p>
          </table:table-cell>
          <table:table-cell office:value-type="string">
            <text:p>PRI 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2 </text:p>
          </table:table-cell>
          <table:table-cell office:value-type="string">
            <text:p>tba_cc_site_id_generator </text:p>
          </table:table-cell>
          <table:table-cell office:value-type="string">
            <text:p>int(11)</text:p>
          </table:table-cell>
          <table:table-cell office:value-type="string">
            <text:p>NO </text:p>
          </table:table-cell>
          <table:table-cell office:value-type="string">
            <text:p>10 </text:p>
          </table:table-cell>
          <table:table-cell office:value-type="string">
            <text:p>NULL</text:p>
          </table:table-cell>
          <table:table-cell office:value-type="string">
            <text:p>MUL 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3 </text:p>
          </table:table-cell>
          <table:table-cell office:value-type="string">
            <text:p>tba_cc_site_id_owner </text:p>
          </table:table-cell>
          <table:table-cell office:value-type="string">
            <text:p>int(11)</text:p>
          </table:table-cell>
          <table:table-cell office:value-type="string">
            <text:p>NO </text:p>
          </table:table-cell>
          <table:table-cell office:value-type="string">
            <text:p>10 </text:p>
          </table:table-cell>
          <table:table-cell office:value-type="string">
            <text:p>NULL</text:p>
          </table:table-cell>
          <table:table-cell office:value-type="string">
            <text:p>MUL 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4 </text:p>
          </table:table-cell>
          <table:table-cell office:value-type="string">
            <text:p>credits_amount </text:p>
          </table:table-cell>
          <table:table-cell office:value-type="string">
            <text:p>int(11)</text:p>
          </table:table-cell>
          <table:table-cell office:value-type="string">
            <text:p>YES </text:p>
          </table:table-cell>
          <table:table-cell office:value-type="string">
            <text:p>10 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5 </text:p>
          </table:table-cell>
          <table:table-cell office:value-type="string">
            <text:p>card_type </text:p>
          </table:table-cell>
          <table:table-cell office:value-type="string">
            <text:p>varchar(45)</text:p>
          </table:table-cell>
          <table:table-cell office:value-type="string">
            <text:p>NO </text:p>
          </table:table-cell>
          <table:table-cell table:style-name="ce7" office:value-type="string">
            <text:p>NULL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6 </text:p>
          </table:table-cell>
          <table:table-cell office:value-type="string">
            <text:p>status </text:p>
          </table:table-cell>
          <table:table-cell office:value-type="string">
            <text:p>varchar(100)</text:p>
          </table:table-cell>
          <table:table-cell office:value-type="string">
            <text:p>YES </text:p>
          </table:table-cell>
          <table:table-cell table:style-name="ce7" office:value-type="string">
            <text:p>NULL</text:p>
          </table:table-cell>
          <table:table-cell office:value-type="string">
            <text:p>NULL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00/00/0000</text:date>, <text:time style:data-style-name="N2" text:time-value="0000-00-00T17:33:4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0.5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 style:data-style-name="N100">
      <style:table-cell-properties fo:border="0.06pt solid #000000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100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ce6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8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row table:style-name="ro1">
          <table:table-cell table:number-columns-repeated="6"/>
          <table:table-cell table:style-name="Default" table:number-columns-repeated="8"/>
        </table:table-row>
        <table:table-row table:style-name="ro1">
          <table:table-cell table:number-columns-repeated="6"/>
          <table:table-cell table:style-name="ce5" office:value-type="string">
            <text:p>OP</text:p>
          </table:table-cell>
          <table:table-cell table:style-name="ce5" office:value-type="string">
            <text:p>COLUMN_NAME </text:p>
          </table:table-cell>
          <table:table-cell table:style-name="ce5" office:value-type="string">
            <text:p>COLUMN_TYPE </text:p>
          </table:table-cell>
          <table:table-cell table:style-name="ce5" office:value-type="string">
            <text:p>IS_NULLABLE </text:p>
          </table:table-cell>
          <table:table-cell table:style-name="ce5" office:value-type="string">
            <text:p>NUMERIC_PRECISION </text:p>
          </table:table-cell>
          <table:table-cell table:style-name="ce5" office:value-type="string">
            <text:p>COLUMN_DEFAULT </text:p>
          </table:table-cell>
          <table:table-cell table:style-name="ce5" office:value-type="string">
            <text:p>COLUMN_KEY </text:p>
          </table:table-cell>
          <table:table-cell table:style-name="ce5" office:value-type="string">
            <text:p>EXTRA </text:p>
          </table:table-cell>
        </table:table-row>
        <table:table-row table:style-name="ro1">
          <table:table-cell table:number-columns-repeated="6"/>
          <table:table-cell office:value-type="string">
            <text:p>1 </text:p>
          </table:table-cell>
          <table:table-cell office:value-type="string">
            <text:p>tba_user_account_id </text:p>
          </table:table-cell>
          <table:table-cell office:value-type="string">
            <text:p>int(11)</text:p>
          </table:table-cell>
          <table:table-cell office:value-type="string">
            <text:p>NO </text:p>
          </table:table-cell>
          <table:table-cell office:value-type="string">
            <text:p>10 </text:p>
          </table:table-cell>
          <table:table-cell office:value-type="string">
            <text:p>NULL</text:p>
          </table:table-cell>
          <table:table-cell office:value-type="string">
            <text:p>PRI 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2 </text:p>
          </table:table-cell>
          <table:table-cell office:value-type="string">
            <text:p>tba_cards_id </text:p>
          </table:table-cell>
          <table:table-cell office:value-type="string">
            <text:p>varchar(20)</text:p>
          </table:table-cell>
          <table:table-cell office:value-type="string">
            <text:p>NO </text:p>
          </table:table-cell>
          <table:table-cell table:number-columns-repeated="2" office:value-type="string">
            <text:p>NULL</text:p>
          </table:table-cell>
          <table:table-cell office:value-type="string">
            <text:p>PRI 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3 </text:p>
          </table:table-cell>
          <table:table-cell office:value-type="string">
            <text:p>status </text:p>
          </table:table-cell>
          <table:table-cell office:value-type="string">
            <text:p>varchar(100)</text:p>
          </table:table-cell>
          <table:table-cell office:value-type="string">
            <text:p>YES 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00/00/0000</text:date>, <text:time style:data-style-name="N2" text:time-value="0000-00-00T17:36:0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1.3272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1.3165in"/>
    </style:style>
    <style:style style:name="co7" style:family="table-column">
      <style:table-column-properties fo:break-before="auto" style:column-width="1.5547in"/>
    </style:style>
    <style:style style:name="co8" style:family="table-column">
      <style:table-column-properties fo:break-before="auto" style:column-width="0.8811in"/>
    </style:style>
    <style:style style:name="co9" style:family="table-column">
      <style:table-column-properties fo:break-before="auto" style:column-width="0.5047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0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number-columns-repeated="6"/>
          <table:table-cell table:style-name="Default" table:number-columns-repeated="8"/>
        </table:table-row>
        <table:table-row table:style-name="ro1">
          <table:table-cell table:number-columns-repeated="6"/>
          <table:table-cell table:style-name="ce1" office:value-type="string">
            <text:p>OP</text:p>
          </table:table-cell>
          <table:table-cell table:style-name="ce1" office:value-type="string">
            <text:p>COLUMN_NAME </text:p>
          </table:table-cell>
          <table:table-cell table:style-name="ce1" office:value-type="string">
            <text:p>COLUMN_TYPE </text:p>
          </table:table-cell>
          <table:table-cell table:style-name="ce1" office:value-type="string">
            <text:p>IS_NULLABLE </text:p>
          </table:table-cell>
          <table:table-cell table:style-name="ce1" office:value-type="string">
            <text:p>NUMERIC_PRECISION </text:p>
          </table:table-cell>
          <table:table-cell table:style-name="ce1" office:value-type="string">
            <text:p>COLUMN_DEFAULT </text:p>
          </table:table-cell>
          <table:table-cell table:style-name="ce1" office:value-type="string">
            <text:p>COLUMN_KEY </text:p>
          </table:table-cell>
          <table:table-cell table:style-name="ce1" office:value-type="string">
            <text:p>EXTRA </text:p>
          </table:table-cell>
        </table:table-row>
        <table:table-row table:style-name="ro1">
          <table:table-cell table:number-columns-repeated="6"/>
          <table:table-cell office:value-type="string">
            <text:p>1 </text:p>
          </table:table-cell>
          <table:table-cell office:value-type="string">
            <text:p>id </text:p>
          </table:table-cell>
          <table:table-cell office:value-type="string">
            <text:p>int(11)</text:p>
          </table:table-cell>
          <table:table-cell office:value-type="string">
            <text:p>NO </text:p>
          </table:table-cell>
          <table:table-cell office:value-type="string">
            <text:p>10 </text:p>
          </table:table-cell>
          <table:table-cell office:value-type="string">
            <text:p>NULL</text:p>
          </table:table-cell>
          <table:table-cell office:value-type="string">
            <text:p>PRI </text:p>
          </table:table-cell>
          <table:table-cell office:value-type="string">
            <text:p>AI</text:p>
          </table:table-cell>
        </table:table-row>
        <table:table-row table:style-name="ro1">
          <table:table-cell table:number-columns-repeated="6"/>
          <table:table-cell office:value-type="string">
            <text:p>2 </text:p>
          </table:table-cell>
          <table:table-cell office:value-type="string">
            <text:p>tba_cards_id </text:p>
          </table:table-cell>
          <table:table-cell office:value-type="string">
            <text:p>varchar(20)</text:p>
          </table:table-cell>
          <table:table-cell office:value-type="string">
            <text:p>NO </text:p>
          </table:table-cell>
          <table:table-cell table:number-columns-repeated="2" office:value-type="string">
            <text:p>NULL</text:p>
          </table:table-cell>
          <table:table-cell office:value-type="string">
            <text:p>MUL 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3 </text:p>
          </table:table-cell>
          <table:table-cell office:value-type="string">
            <text:p>tba_cc_site_id_start </text:p>
          </table:table-cell>
          <table:table-cell office:value-type="string">
            <text:p>int(11)</text:p>
          </table:table-cell>
          <table:table-cell office:value-type="string">
            <text:p>NO </text:p>
          </table:table-cell>
          <table:table-cell office:value-type="string">
            <text:p>10 </text:p>
          </table:table-cell>
          <table:table-cell office:value-type="string">
            <text:p>NULL</text:p>
          </table:table-cell>
          <table:table-cell office:value-type="string">
            <text:p>MUL 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4 </text:p>
          </table:table-cell>
          <table:table-cell office:value-type="string">
            <text:p>type </text:p>
          </table:table-cell>
          <table:table-cell office:value-type="string">
            <text:p>varchar(100)</text:p>
          </table:table-cell>
          <table:table-cell office:value-type="string">
            <text:p>NO </text:p>
          </table:table-cell>
          <table:table-cell table:number-columns-repeated="2" office:value-type="string">
            <text:p>NULL</text:p>
          </table:table-cell>
          <table:table-cell office:value-type="string">
            <text:p>MUL 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5 </text:p>
          </table:table-cell>
          <table:table-cell office:value-type="string">
            <text:p>tba_cc_site_id_end </text:p>
          </table:table-cell>
          <table:table-cell office:value-type="string">
            <text:p>int(11)</text:p>
          </table:table-cell>
          <table:table-cell office:value-type="string">
            <text:p>NO </text:p>
          </table:table-cell>
          <table:table-cell office:value-type="string">
            <text:p>10 </text:p>
          </table:table-cell>
          <table:table-cell office:value-type="string">
            <text:p>NULL</text:p>
          </table:table-cell>
          <table:table-cell office:value-type="string">
            <text:p>MUL 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6 </text:p>
          </table:table-cell>
          <table:table-cell office:value-type="string">
            <text:p>credits </text:p>
          </table:table-cell>
          <table:table-cell office:value-type="string">
            <text:p>int(11)</text:p>
          </table:table-cell>
          <table:table-cell office:value-type="string">
            <text:p>NO </text:p>
          </table:table-cell>
          <table:table-cell office:value-type="string">
            <text:p>10 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7 </text:p>
          </table:table-cell>
          <table:table-cell office:value-type="string">
            <text:p>cause </text:p>
          </table:table-cell>
          <table:table-cell office:value-type="string">
            <text:p>tinytext</text:p>
          </table:table-cell>
          <table:table-cell office:value-type="string">
            <text:p>YES </text:p>
          </table:table-cell>
          <table:table-cell table:style-name="ce3" office:value-type="string">
            <text:p>NULL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8 </text:p>
          </table:table-cell>
          <table:table-cell office:value-type="string">
            <text:p>sysdate </text:p>
          </table:table-cell>
          <table:table-cell office:value-type="string">
            <text:p>timestamp</text:p>
          </table:table-cell>
          <table:table-cell office:value-type="string">
            <text:p>NO </text:p>
          </table:table-cell>
          <table:table-cell table:style-name="ce3" office:value-type="string">
            <text:p>NULL</text:p>
          </table:table-cell>
          <table:table-cell office:value-type="string">
            <text:p>CURRENT_TIMESTAMP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9 </text:p>
          </table:table-cell>
          <table:table-cell office:value-type="string">
            <text:p>status </text:p>
          </table:table-cell>
          <table:table-cell office:value-type="string">
            <text:p>varchar(100)</text:p>
          </table:table-cell>
          <table:table-cell office:value-type="string">
            <text:p>NO 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00/00/0000</text:date>, <text:time style:data-style-name="N2" text:time-value="0000-00-00T17:38:2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0.5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 style:data-style-name="N100">
      <style:table-cell-properties fo:border="0.06pt solid #000000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100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ce6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8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row table:style-name="ro1">
          <table:table-cell table:number-columns-repeated="6"/>
          <table:table-cell table:style-name="Default" table:number-columns-repeated="8"/>
        </table:table-row>
        <table:table-row table:style-name="ro1">
          <table:table-cell table:number-columns-repeated="6"/>
          <table:table-cell table:style-name="ce5" office:value-type="string">
            <text:p>OP</text:p>
          </table:table-cell>
          <table:table-cell table:style-name="ce5" office:value-type="string">
            <text:p>COLUMN_NAME </text:p>
          </table:table-cell>
          <table:table-cell table:style-name="ce5" office:value-type="string">
            <text:p>COLUMN_TYPE </text:p>
          </table:table-cell>
          <table:table-cell table:style-name="ce5" office:value-type="string">
            <text:p>IS_NULLABLE </text:p>
          </table:table-cell>
          <table:table-cell table:style-name="ce5" office:value-type="string">
            <text:p>NUMERIC_PRECISION </text:p>
          </table:table-cell>
          <table:table-cell table:style-name="ce5" office:value-type="string">
            <text:p>COLUMN_DEFAULT </text:p>
          </table:table-cell>
          <table:table-cell table:style-name="ce5" office:value-type="string">
            <text:p>COLUMN_KEY </text:p>
          </table:table-cell>
          <table:table-cell table:style-name="ce5" office:value-type="string">
            <text:p>EXTRA </text:p>
          </table:table-cell>
        </table:table-row>
        <table:table-row table:style-name="ro1">
          <table:table-cell table:number-columns-repeated="6"/>
          <table:table-cell office:value-type="string">
            <text:p>1 </text:p>
          </table:table-cell>
          <table:table-cell office:value-type="string">
            <text:p>id </text:p>
          </table:table-cell>
          <table:table-cell office:value-type="string">
            <text:p>int(11)</text:p>
          </table:table-cell>
          <table:table-cell office:value-type="string">
            <text:p>NO </text:p>
          </table:table-cell>
          <table:table-cell office:value-type="string">
            <text:p>10 </text:p>
          </table:table-cell>
          <table:table-cell office:value-type="string">
            <text:p>NULL</text:p>
          </table:table-cell>
          <table:table-cell office:value-type="string">
            <text:p>PRI </text:p>
          </table:table-cell>
          <table:table-cell office:value-type="string">
            <text:p>AI</text:p>
          </table:table-cell>
        </table:table-row>
        <table:table-row table:style-name="ro1">
          <table:table-cell table:number-columns-repeated="6"/>
          <table:table-cell office:value-type="string">
            <text:p>2 </text:p>
          </table:table-cell>
          <table:table-cell office:value-type="string">
            <text:p>name </text:p>
          </table:table-cell>
          <table:table-cell office:value-type="string">
            <text:p>varchar(150)</text:p>
          </table:table-cell>
          <table:table-cell office:value-type="string">
            <text:p>NO </text:p>
          </table:table-cell>
          <table:table-cell table:number-columns-repeated="2" office:value-type="string">
            <text:p>NULL</text:p>
          </table:table-cell>
          <table:table-cell office:value-type="string">
            <text:p>UNI 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3 </text:p>
          </table:table-cell>
          <table:table-cell office:value-type="string">
            <text:p>type </text:p>
          </table:table-cell>
          <table:table-cell office:value-type="string">
            <text:p>varchar(45)</text:p>
          </table:table-cell>
          <table:table-cell office:value-type="string">
            <text:p>NO 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4 </text:p>
          </table:table-cell>
          <table:table-cell office:value-type="string">
            <text:p>encode </text:p>
          </table:table-cell>
          <table:table-cell office:value-type="string">
            <text:p>varchar(45)</text:p>
          </table:table-cell>
          <table:table-cell office:value-type="string">
            <text:p>YES 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5 </text:p>
          </table:table-cell>
          <table:table-cell office:value-type="string">
            <text:p>description </text:p>
          </table:table-cell>
          <table:table-cell office:value-type="string">
            <text:p>varchar(256)</text:p>
          </table:table-cell>
          <table:table-cell office:value-type="string">
            <text:p>YES 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6 </text:p>
          </table:table-cell>
          <table:table-cell office:value-type="string">
            <text:p>value </text:p>
          </table:table-cell>
          <table:table-cell office:value-type="string">
            <text:p>tinytext</text:p>
          </table:table-cell>
          <table:table-cell office:value-type="string">
            <text:p>NO 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00/00/0000</text:date>, <text:time style:data-style-name="N2" text:time-value="0000-00-00T17:40:5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